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0.589in"/>
    </style:style>
    <style:style style:name="co3" style:family="table-column">
      <style:table-column-properties fo:break-before="auto" style:column-width="0.4925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4437in"/>
    </style:style>
    <style:style style:name="co6" style:family="table-column">
      <style:table-column-properties fo:break-before="auto" style:column-width="0.5307in"/>
    </style:style>
    <style:style style:name="co7" style:family="table-column">
      <style:table-column-properties fo:break-before="auto" style:column-width="0.5016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0.4244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7138in"/>
    </style:style>
    <style:style style:name="co14" style:family="table-column">
      <style:table-column-properties fo:break-before="auto" style:column-width="0.6272in"/>
    </style:style>
    <style:style style:name="co15" style:family="table-column">
      <style:table-column-properties fo:break-before="auto" style:column-width="0.5693in"/>
    </style:style>
    <style:style style:name="co16" style:family="table-column">
      <style:table-column-properties fo:break-before="auto" style:column-width="0.395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RawData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9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5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3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5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7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5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5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62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Callsign</text:p>
          </table:table-cell>
          <table:table-cell table:style-name="ce3" office:value-type="string" calcext:value-type="string">
            <text:p>PACKET</text:p>
          </table:table-cell>
          <table:table-cell table:style-name="ce3" office:value-type="string" calcext:value-type="string">
            <text:p>VARA VHF</text:p>
          </table:table-cell>
          <table:table-cell table:style-name="ce3" office:value-type="string" calcext:value-type="string">
            <text:p>VARA UHF</text:p>
          </table:table-cell>
          <table:table-cell table:style-name="ce3" office:value-type="string" calcext:value-type="string">
            <text:p>ARDOP</text:p>
          </table:table-cell>
          <table:table-cell table:style-name="ce3" office:value-type="string" calcext:value-type="string">
            <office:annotation draw:style-name="gr1" draw:text-style-name="P2" svg:width="2.3728in" svg:height="0.7012in" svg:x="6.552in" svg:y="0.1598in" draw:caption-point-x="-0.1602in" draw:caption-point-y="-0.1559in">
              <dc:date>2023-08-13T00:00:00</dc:date>
              <text:p text:style-name="P1"><text:span text:style-name="T1">Search does not distinguish between "HF" and "VHF" or "UHF" if VARA VHF/UHF is false then assume HF is intended</text:span></text:p>
            </office:annotation>
            <text:p>VARA HF</text:p>
          </table:table-cell>
          <table:table-cell table:style-name="ce3" office:value-type="string" calcext:value-type="string">
            <text:p>PACTOR</text:p>
          </table:table-cell>
          <table:table-cell table:style-name="ce3" office:value-type="string" calcext:value-type="string">
            <text:p>TELNET</text:p>
          </table:table-cell>
          <table:table-cell table:style-name="ce5"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2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2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2])))&gt;1;1;0)" office:value-type="float" office:value="0" calcext:value-type="float">
            <text:p>0</text:p>
          </table:table-cell>
          <table:table-cell table:style-name="ce4" table:formula="of:=IF(SUMPRODUCT(--ISNUMBER(SEARCH(&quot;ARDOP&quot;;[.A2])))&gt;0;1;0)" office:value-type="float" office:value="0" calcext:value-type="float">
            <text:p>0</text:p>
          </table:table-cell>
          <table:table-cell table:style-name="ce4" table:formula="of:=IF([.D2]=0;IF([.E2]=0;IF(SUMPRODUCT(--ISNUMBER(SEARCH({&quot;VARA&quot;;&quot;HF&quot;;&quot;40M&quot;;&quot;30M&quot;;&quot;20M&quot;;&quot;17M&quot;};[.A2])))&gt;1;1;0);0);0)" office:value-type="float" office:value="0" calcext:value-type="float">
            <text:p>0</text:p>
          </table:table-cell>
          <table:table-cell table:style-name="ce4" table:formula="of:=IF(SUMPRODUCT(--ISNUMBER(SEARCH(&quot;PACTOR&quot;;[.A2])))&gt;0;1;0)" office:value-type="float" office:value="0" calcext:value-type="float">
            <text:p>0</text:p>
          </table:table-cell>
          <table:table-cell table:style-name="ce4" table:formula="of:=IF(SUMPRODUCT(--ISNUMBER(SEARCH(&quot;TELNET&quot;;[.A2])))&gt;0;1;0)" office:value-type="float" office:value="0" calcext:value-type="float">
            <text:p>0</text:p>
          </table:table-cell>
          <table:table-cell table:style-name="ce6" table:formula="of:=IF(ISBLANK([.A2]);0; IF(SUM([.C2:.I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3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3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3])))&gt;1;1;0)" office:value-type="float" office:value="0" calcext:value-type="float">
            <text:p>0</text:p>
          </table:table-cell>
          <table:table-cell table:style-name="ce4" table:formula="of:=IF(SUMPRODUCT(--ISNUMBER(SEARCH(&quot;ARDOP&quot;;[.A3])))&gt;0;1;0)" office:value-type="float" office:value="0" calcext:value-type="float">
            <text:p>0</text:p>
          </table:table-cell>
          <table:table-cell table:style-name="ce4" table:formula="of:=IF([.D3]=0;IF([.E3]=0;IF(SUMPRODUCT(--ISNUMBER(SEARCH({&quot;VARA&quot;;&quot;HF&quot;;&quot;40M&quot;;&quot;30M&quot;;&quot;20M&quot;;&quot;17M&quot;};[.A3])))&gt;1;1;0);0);0)" office:value-type="float" office:value="0" calcext:value-type="float">
            <text:p>0</text:p>
          </table:table-cell>
          <table:table-cell table:style-name="ce4" table:formula="of:=IF(SUMPRODUCT(--ISNUMBER(SEARCH(&quot;PACTOR&quot;;[.A3])))&gt;0;1;0)" office:value-type="float" office:value="0" calcext:value-type="float">
            <text:p>0</text:p>
          </table:table-cell>
          <table:table-cell table:style-name="ce4" table:formula="of:=IF(SUMPRODUCT(--ISNUMBER(SEARCH(&quot;TELNET&quot;;[.A3])))&gt;0;1;0)" office:value-type="float" office:value="0" calcext:value-type="float">
            <text:p>0</text:p>
          </table:table-cell>
          <table:table-cell table:style-name="ce6" table:formula="of:=IF(ISBLANK([.A3]);0; IF(SUM([.C3:.I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4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4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4])))&gt;1;1;0)" office:value-type="float" office:value="0" calcext:value-type="float">
            <text:p>0</text:p>
          </table:table-cell>
          <table:table-cell table:style-name="ce4" table:formula="of:=IF(SUMPRODUCT(--ISNUMBER(SEARCH(&quot;ARDOP&quot;;[.A4])))&gt;0;1;0)" office:value-type="float" office:value="0" calcext:value-type="float">
            <text:p>0</text:p>
          </table:table-cell>
          <table:table-cell table:style-name="ce4" table:formula="of:=IF([.D4]=0;IF([.E4]=0;IF(SUMPRODUCT(--ISNUMBER(SEARCH({&quot;VARA&quot;;&quot;HF&quot;;&quot;40M&quot;;&quot;30M&quot;;&quot;20M&quot;;&quot;17M&quot;};[.A4])))&gt;1;1;0);0);0)" office:value-type="float" office:value="0" calcext:value-type="float">
            <text:p>0</text:p>
          </table:table-cell>
          <table:table-cell table:style-name="ce4" table:formula="of:=IF(SUMPRODUCT(--ISNUMBER(SEARCH(&quot;PACTOR&quot;;[.A4])))&gt;0;1;0)" office:value-type="float" office:value="0" calcext:value-type="float">
            <text:p>0</text:p>
          </table:table-cell>
          <table:table-cell table:style-name="ce4" table:formula="of:=IF(SUMPRODUCT(--ISNUMBER(SEARCH(&quot;TELNET&quot;;[.A4])))&gt;0;1;0)" office:value-type="float" office:value="0" calcext:value-type="float">
            <text:p>0</text:p>
          </table:table-cell>
          <table:table-cell table:style-name="ce6" table:formula="of:=IF(ISBLANK([.A4]);0; IF(SUM([.C4:.I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5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5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5])))&gt;1;1;0)" office:value-type="float" office:value="0" calcext:value-type="float">
            <text:p>0</text:p>
          </table:table-cell>
          <table:table-cell table:style-name="ce4" table:formula="of:=IF(SUMPRODUCT(--ISNUMBER(SEARCH(&quot;ARDOP&quot;;[.A5])))&gt;0;1;0)" office:value-type="float" office:value="0" calcext:value-type="float">
            <text:p>0</text:p>
          </table:table-cell>
          <table:table-cell table:style-name="ce4" table:formula="of:=IF([.D5]=0;IF([.E5]=0;IF(SUMPRODUCT(--ISNUMBER(SEARCH({&quot;VARA&quot;;&quot;HF&quot;;&quot;40M&quot;;&quot;30M&quot;;&quot;20M&quot;;&quot;17M&quot;};[.A5])))&gt;1;1;0);0);0)" office:value-type="float" office:value="0" calcext:value-type="float">
            <text:p>0</text:p>
          </table:table-cell>
          <table:table-cell table:style-name="ce4" table:formula="of:=IF(SUMPRODUCT(--ISNUMBER(SEARCH(&quot;PACTOR&quot;;[.A5])))&gt;0;1;0)" office:value-type="float" office:value="0" calcext:value-type="float">
            <text:p>0</text:p>
          </table:table-cell>
          <table:table-cell table:style-name="ce4" table:formula="of:=IF(SUMPRODUCT(--ISNUMBER(SEARCH(&quot;TELNET&quot;;[.A5])))&gt;0;1;0)" office:value-type="float" office:value="0" calcext:value-type="float">
            <text:p>0</text:p>
          </table:table-cell>
          <table:table-cell table:style-name="ce6" table:formula="of:=IF(ISBLANK([.A5]);0; IF(SUM([.C5:.I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6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6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6])))&gt;1;1;0)" office:value-type="float" office:value="0" calcext:value-type="float">
            <text:p>0</text:p>
          </table:table-cell>
          <table:table-cell table:style-name="ce4" table:formula="of:=IF(SUMPRODUCT(--ISNUMBER(SEARCH(&quot;ARDOP&quot;;[.A6])))&gt;0;1;0)" office:value-type="float" office:value="0" calcext:value-type="float">
            <text:p>0</text:p>
          </table:table-cell>
          <table:table-cell table:style-name="ce4" table:formula="of:=IF([.D6]=0;IF([.E6]=0;IF(SUMPRODUCT(--ISNUMBER(SEARCH({&quot;VARA&quot;;&quot;HF&quot;;&quot;40M&quot;;&quot;30M&quot;;&quot;20M&quot;;&quot;17M&quot;};[.A6])))&gt;1;1;0);0);0)" office:value-type="float" office:value="0" calcext:value-type="float">
            <text:p>0</text:p>
          </table:table-cell>
          <table:table-cell table:style-name="ce4" table:formula="of:=IF(SUMPRODUCT(--ISNUMBER(SEARCH(&quot;PACTOR&quot;;[.A6])))&gt;0;1;0)" office:value-type="float" office:value="0" calcext:value-type="float">
            <text:p>0</text:p>
          </table:table-cell>
          <table:table-cell table:style-name="ce4" table:formula="of:=IF(SUMPRODUCT(--ISNUMBER(SEARCH(&quot;TELNET&quot;;[.A6])))&gt;0;1;0)" office:value-type="float" office:value="0" calcext:value-type="float">
            <text:p>0</text:p>
          </table:table-cell>
          <table:table-cell table:style-name="ce6" table:formula="of:=IF(ISBLANK([.A6]);0; IF(SUM([.C6:.I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7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7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7])))&gt;1;1;0)" office:value-type="float" office:value="0" calcext:value-type="float">
            <text:p>0</text:p>
          </table:table-cell>
          <table:table-cell table:style-name="ce4" table:formula="of:=IF(SUMPRODUCT(--ISNUMBER(SEARCH(&quot;ARDOP&quot;;[.A7])))&gt;0;1;0)" office:value-type="float" office:value="0" calcext:value-type="float">
            <text:p>0</text:p>
          </table:table-cell>
          <table:table-cell table:style-name="ce4" table:formula="of:=IF([.D7]=0;IF([.E7]=0;IF(SUMPRODUCT(--ISNUMBER(SEARCH({&quot;VARA&quot;;&quot;HF&quot;;&quot;40M&quot;;&quot;30M&quot;;&quot;20M&quot;;&quot;17M&quot;};[.A7])))&gt;1;1;0);0);0)" office:value-type="float" office:value="0" calcext:value-type="float">
            <text:p>0</text:p>
          </table:table-cell>
          <table:table-cell table:style-name="ce4" table:formula="of:=IF(SUMPRODUCT(--ISNUMBER(SEARCH(&quot;PACTOR&quot;;[.A7])))&gt;0;1;0)" office:value-type="float" office:value="0" calcext:value-type="float">
            <text:p>0</text:p>
          </table:table-cell>
          <table:table-cell table:style-name="ce4" table:formula="of:=IF(SUMPRODUCT(--ISNUMBER(SEARCH(&quot;TELNET&quot;;[.A7])))&gt;0;1;0)" office:value-type="float" office:value="0" calcext:value-type="float">
            <text:p>0</text:p>
          </table:table-cell>
          <table:table-cell table:style-name="ce6" table:formula="of:=IF(ISBLANK([.A7]);0; IF(SUM([.C7:.I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8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8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8])))&gt;1;1;0)" office:value-type="float" office:value="0" calcext:value-type="float">
            <text:p>0</text:p>
          </table:table-cell>
          <table:table-cell table:style-name="ce4" table:formula="of:=IF(SUMPRODUCT(--ISNUMBER(SEARCH(&quot;ARDOP&quot;;[.A8])))&gt;0;1;0)" office:value-type="float" office:value="0" calcext:value-type="float">
            <text:p>0</text:p>
          </table:table-cell>
          <table:table-cell table:style-name="ce4" table:formula="of:=IF([.D8]=0;IF([.E8]=0;IF(SUMPRODUCT(--ISNUMBER(SEARCH({&quot;VARA&quot;;&quot;HF&quot;;&quot;40M&quot;;&quot;30M&quot;;&quot;20M&quot;;&quot;17M&quot;};[.A8])))&gt;1;1;0);0);0)" office:value-type="float" office:value="0" calcext:value-type="float">
            <text:p>0</text:p>
          </table:table-cell>
          <table:table-cell table:style-name="ce4" table:formula="of:=IF(SUMPRODUCT(--ISNUMBER(SEARCH(&quot;PACTOR&quot;;[.A8])))&gt;0;1;0)" office:value-type="float" office:value="0" calcext:value-type="float">
            <text:p>0</text:p>
          </table:table-cell>
          <table:table-cell table:style-name="ce4" table:formula="of:=IF(SUMPRODUCT(--ISNUMBER(SEARCH(&quot;TELNET&quot;;[.A8])))&gt;0;1;0)" office:value-type="float" office:value="0" calcext:value-type="float">
            <text:p>0</text:p>
          </table:table-cell>
          <table:table-cell table:style-name="ce6" table:formula="of:=IF(ISBLANK([.A8]);0; IF(SUM([.C8:.I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9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9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9])))&gt;1;1;0)" office:value-type="float" office:value="0" calcext:value-type="float">
            <text:p>0</text:p>
          </table:table-cell>
          <table:table-cell table:style-name="ce4" table:formula="of:=IF(SUMPRODUCT(--ISNUMBER(SEARCH(&quot;ARDOP&quot;;[.A9])))&gt;0;1;0)" office:value-type="float" office:value="0" calcext:value-type="float">
            <text:p>0</text:p>
          </table:table-cell>
          <table:table-cell table:style-name="ce4" table:formula="of:=IF([.D9]=0;IF([.E9]=0;IF(SUMPRODUCT(--ISNUMBER(SEARCH({&quot;VARA&quot;;&quot;HF&quot;;&quot;40M&quot;;&quot;30M&quot;;&quot;20M&quot;;&quot;17M&quot;};[.A9])))&gt;1;1;0);0);0)" office:value-type="float" office:value="0" calcext:value-type="float">
            <text:p>0</text:p>
          </table:table-cell>
          <table:table-cell table:style-name="ce4" table:formula="of:=IF(SUMPRODUCT(--ISNUMBER(SEARCH(&quot;PACTOR&quot;;[.A9])))&gt;0;1;0)" office:value-type="float" office:value="0" calcext:value-type="float">
            <text:p>0</text:p>
          </table:table-cell>
          <table:table-cell table:style-name="ce4" table:formula="of:=IF(SUMPRODUCT(--ISNUMBER(SEARCH(&quot;TELNET&quot;;[.A9])))&gt;0;1;0)" office:value-type="float" office:value="0" calcext:value-type="float">
            <text:p>0</text:p>
          </table:table-cell>
          <table:table-cell table:style-name="ce6" table:formula="of:=IF(ISBLANK([.A9]);0; IF(SUM([.C9:.I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10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10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10])))&gt;1;1;0)" office:value-type="float" office:value="0" calcext:value-type="float">
            <text:p>0</text:p>
          </table:table-cell>
          <table:table-cell table:style-name="ce4" table:formula="of:=IF(SUMPRODUCT(--ISNUMBER(SEARCH(&quot;ARDOP&quot;;[.A10])))&gt;0;1;0)" office:value-type="float" office:value="0" calcext:value-type="float">
            <text:p>0</text:p>
          </table:table-cell>
          <table:table-cell table:style-name="ce4" table:formula="of:=IF([.D10]=0;IF([.E10]=0;IF(SUMPRODUCT(--ISNUMBER(SEARCH({&quot;VARA&quot;;&quot;HF&quot;;&quot;40M&quot;;&quot;30M&quot;;&quot;20M&quot;;&quot;17M&quot;};[.A10])))&gt;1;1;0);0);0)" office:value-type="float" office:value="0" calcext:value-type="float">
            <text:p>0</text:p>
          </table:table-cell>
          <table:table-cell table:style-name="ce4" table:formula="of:=IF(SUMPRODUCT(--ISNUMBER(SEARCH(&quot;PACTOR&quot;;[.A10])))&gt;0;1;0)" office:value-type="float" office:value="0" calcext:value-type="float">
            <text:p>0</text:p>
          </table:table-cell>
          <table:table-cell table:style-name="ce4" table:formula="of:=IF(SUMPRODUCT(--ISNUMBER(SEARCH(&quot;TELNET&quot;;[.A10])))&gt;0;1;0)" office:value-type="float" office:value="0" calcext:value-type="float">
            <text:p>0</text:p>
          </table:table-cell>
          <table:table-cell table:style-name="ce6" table:formula="of:=IF(ISBLANK([.A10]);0; IF(SUM([.C10:.I1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11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11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11])))&gt;1;1;0)" office:value-type="float" office:value="0" calcext:value-type="float">
            <text:p>0</text:p>
          </table:table-cell>
          <table:table-cell table:style-name="ce4" table:formula="of:=IF(SUMPRODUCT(--ISNUMBER(SEARCH(&quot;ARDOP&quot;;[.A11])))&gt;0;1;0)" office:value-type="float" office:value="0" calcext:value-type="float">
            <text:p>0</text:p>
          </table:table-cell>
          <table:table-cell table:style-name="ce4" table:formula="of:=IF([.D11]=0;IF([.E11]=0;IF(SUMPRODUCT(--ISNUMBER(SEARCH({&quot;VARA&quot;;&quot;HF&quot;;&quot;40M&quot;;&quot;30M&quot;;&quot;20M&quot;;&quot;17M&quot;};[.A11])))&gt;1;1;0);0);0)" office:value-type="float" office:value="0" calcext:value-type="float">
            <text:p>0</text:p>
          </table:table-cell>
          <table:table-cell table:style-name="ce4" table:formula="of:=IF(SUMPRODUCT(--ISNUMBER(SEARCH(&quot;PACTOR&quot;;[.A11])))&gt;0;1;0)" office:value-type="float" office:value="0" calcext:value-type="float">
            <text:p>0</text:p>
          </table:table-cell>
          <table:table-cell table:style-name="ce4" table:formula="of:=IF(SUMPRODUCT(--ISNUMBER(SEARCH(&quot;TELNET&quot;;[.A11])))&gt;0;1;0)" office:value-type="float" office:value="0" calcext:value-type="float">
            <text:p>0</text:p>
          </table:table-cell>
          <table:table-cell table:style-name="ce6" table:formula="of:=IF(ISBLANK([.A11]);0; IF(SUM([.C11:.I1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12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12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12])))&gt;1;1;0)" office:value-type="float" office:value="0" calcext:value-type="float">
            <text:p>0</text:p>
          </table:table-cell>
          <table:table-cell table:style-name="ce4" table:formula="of:=IF(SUMPRODUCT(--ISNUMBER(SEARCH(&quot;ARDOP&quot;;[.A12])))&gt;0;1;0)" office:value-type="float" office:value="0" calcext:value-type="float">
            <text:p>0</text:p>
          </table:table-cell>
          <table:table-cell table:style-name="ce4" table:formula="of:=IF([.D12]=0;IF([.E12]=0;IF(SUMPRODUCT(--ISNUMBER(SEARCH({&quot;VARA&quot;;&quot;HF&quot;;&quot;40M&quot;;&quot;30M&quot;;&quot;20M&quot;;&quot;17M&quot;};[.A12])))&gt;1;1;0);0);0)" office:value-type="float" office:value="0" calcext:value-type="float">
            <text:p>0</text:p>
          </table:table-cell>
          <table:table-cell table:style-name="ce4" table:formula="of:=IF(SUMPRODUCT(--ISNUMBER(SEARCH(&quot;PACTOR&quot;;[.A12])))&gt;0;1;0)" office:value-type="float" office:value="0" calcext:value-type="float">
            <text:p>0</text:p>
          </table:table-cell>
          <table:table-cell table:style-name="ce4" table:formula="of:=IF(SUMPRODUCT(--ISNUMBER(SEARCH(&quot;TELNET&quot;;[.A12])))&gt;0;1;0)" office:value-type="float" office:value="0" calcext:value-type="float">
            <text:p>0</text:p>
          </table:table-cell>
          <table:table-cell table:style-name="ce6" table:formula="of:=IF(ISBLANK([.A12]);0; IF(SUM([.C12:.I1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13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13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13])))&gt;1;1;0)" office:value-type="float" office:value="0" calcext:value-type="float">
            <text:p>0</text:p>
          </table:table-cell>
          <table:table-cell table:style-name="ce4" table:formula="of:=IF(SUMPRODUCT(--ISNUMBER(SEARCH(&quot;ARDOP&quot;;[.A13])))&gt;0;1;0)" office:value-type="float" office:value="0" calcext:value-type="float">
            <text:p>0</text:p>
          </table:table-cell>
          <table:table-cell table:style-name="ce4" table:formula="of:=IF([.D13]=0;IF([.E13]=0;IF(SUMPRODUCT(--ISNUMBER(SEARCH({&quot;VARA&quot;;&quot;HF&quot;;&quot;40M&quot;;&quot;30M&quot;;&quot;20M&quot;;&quot;17M&quot;};[.A13])))&gt;1;1;0);0);0)" office:value-type="float" office:value="0" calcext:value-type="float">
            <text:p>0</text:p>
          </table:table-cell>
          <table:table-cell table:style-name="ce4" table:formula="of:=IF(SUMPRODUCT(--ISNUMBER(SEARCH(&quot;PACTOR&quot;;[.A13])))&gt;0;1;0)" office:value-type="float" office:value="0" calcext:value-type="float">
            <text:p>0</text:p>
          </table:table-cell>
          <table:table-cell table:style-name="ce4" table:formula="of:=IF(SUMPRODUCT(--ISNUMBER(SEARCH(&quot;TELNET&quot;;[.A13])))&gt;0;1;0)" office:value-type="float" office:value="0" calcext:value-type="float">
            <text:p>0</text:p>
          </table:table-cell>
          <table:table-cell table:style-name="ce6" table:formula="of:=IF(ISBLANK([.A13]);0; IF(SUM([.C13:.I1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14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14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14])))&gt;1;1;0)" office:value-type="float" office:value="0" calcext:value-type="float">
            <text:p>0</text:p>
          </table:table-cell>
          <table:table-cell table:style-name="ce4" table:formula="of:=IF(SUMPRODUCT(--ISNUMBER(SEARCH(&quot;ARDOP&quot;;[.A14])))&gt;0;1;0)" office:value-type="float" office:value="0" calcext:value-type="float">
            <text:p>0</text:p>
          </table:table-cell>
          <table:table-cell table:style-name="ce4" table:formula="of:=IF([.D14]=0;IF([.E14]=0;IF(SUMPRODUCT(--ISNUMBER(SEARCH({&quot;VARA&quot;;&quot;HF&quot;;&quot;40M&quot;;&quot;30M&quot;;&quot;20M&quot;;&quot;17M&quot;};[.A14])))&gt;1;1;0);0);0)" office:value-type="float" office:value="0" calcext:value-type="float">
            <text:p>0</text:p>
          </table:table-cell>
          <table:table-cell table:style-name="ce4" table:formula="of:=IF(SUMPRODUCT(--ISNUMBER(SEARCH(&quot;PACTOR&quot;;[.A14])))&gt;0;1;0)" office:value-type="float" office:value="0" calcext:value-type="float">
            <text:p>0</text:p>
          </table:table-cell>
          <table:table-cell table:style-name="ce4" table:formula="of:=IF(SUMPRODUCT(--ISNUMBER(SEARCH(&quot;TELNET&quot;;[.A14])))&gt;0;1;0)" office:value-type="float" office:value="0" calcext:value-type="float">
            <text:p>0</text:p>
          </table:table-cell>
          <table:table-cell table:style-name="ce6" table:formula="of:=IF(ISBLANK([.A14]);0; IF(SUM([.C14:.I1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15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15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15])))&gt;1;1;0)" office:value-type="float" office:value="0" calcext:value-type="float">
            <text:p>0</text:p>
          </table:table-cell>
          <table:table-cell table:style-name="ce4" table:formula="of:=IF(SUMPRODUCT(--ISNUMBER(SEARCH(&quot;ARDOP&quot;;[.A15])))&gt;0;1;0)" office:value-type="float" office:value="0" calcext:value-type="float">
            <text:p>0</text:p>
          </table:table-cell>
          <table:table-cell table:style-name="ce4" table:formula="of:=IF([.D15]=0;IF([.E15]=0;IF(SUMPRODUCT(--ISNUMBER(SEARCH({&quot;VARA&quot;;&quot;HF&quot;;&quot;40M&quot;;&quot;30M&quot;;&quot;20M&quot;;&quot;17M&quot;};[.A15])))&gt;1;1;0);0);0)" office:value-type="float" office:value="0" calcext:value-type="float">
            <text:p>0</text:p>
          </table:table-cell>
          <table:table-cell table:style-name="ce4" table:formula="of:=IF(SUMPRODUCT(--ISNUMBER(SEARCH(&quot;PACTOR&quot;;[.A15])))&gt;0;1;0)" office:value-type="float" office:value="0" calcext:value-type="float">
            <text:p>0</text:p>
          </table:table-cell>
          <table:table-cell table:style-name="ce4" table:formula="of:=IF(SUMPRODUCT(--ISNUMBER(SEARCH(&quot;TELNET&quot;;[.A15])))&gt;0;1;0)" office:value-type="float" office:value="0" calcext:value-type="float">
            <text:p>0</text:p>
          </table:table-cell>
          <table:table-cell table:style-name="ce6" table:formula="of:=IF(ISBLANK([.A15]);0; IF(SUM([.C15:.I1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16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16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16])))&gt;1;1;0)" office:value-type="float" office:value="0" calcext:value-type="float">
            <text:p>0</text:p>
          </table:table-cell>
          <table:table-cell table:style-name="ce4" table:formula="of:=IF(SUMPRODUCT(--ISNUMBER(SEARCH(&quot;ARDOP&quot;;[.A16])))&gt;0;1;0)" office:value-type="float" office:value="0" calcext:value-type="float">
            <text:p>0</text:p>
          </table:table-cell>
          <table:table-cell table:style-name="ce4" table:formula="of:=IF([.D16]=0;IF([.E16]=0;IF(SUMPRODUCT(--ISNUMBER(SEARCH({&quot;VARA&quot;;&quot;HF&quot;;&quot;40M&quot;;&quot;30M&quot;;&quot;20M&quot;;&quot;17M&quot;};[.A16])))&gt;1;1;0);0);0)" office:value-type="float" office:value="0" calcext:value-type="float">
            <text:p>0</text:p>
          </table:table-cell>
          <table:table-cell table:style-name="ce4" table:formula="of:=IF(SUMPRODUCT(--ISNUMBER(SEARCH(&quot;PACTOR&quot;;[.A16])))&gt;0;1;0)" office:value-type="float" office:value="0" calcext:value-type="float">
            <text:p>0</text:p>
          </table:table-cell>
          <table:table-cell table:style-name="ce4" table:formula="of:=IF(SUMPRODUCT(--ISNUMBER(SEARCH(&quot;TELNET&quot;;[.A16])))&gt;0;1;0)" office:value-type="float" office:value="0" calcext:value-type="float">
            <text:p>0</text:p>
          </table:table-cell>
          <table:table-cell table:style-name="ce6" table:formula="of:=IF(ISBLANK([.A16]);0; IF(SUM([.C16:.I1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17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17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17])))&gt;1;1;0)" office:value-type="float" office:value="0" calcext:value-type="float">
            <text:p>0</text:p>
          </table:table-cell>
          <table:table-cell table:style-name="ce4" table:formula="of:=IF(SUMPRODUCT(--ISNUMBER(SEARCH(&quot;ARDOP&quot;;[.A17])))&gt;0;1;0)" office:value-type="float" office:value="0" calcext:value-type="float">
            <text:p>0</text:p>
          </table:table-cell>
          <table:table-cell table:style-name="ce4" table:formula="of:=IF([.D17]=0;IF([.E17]=0;IF(SUMPRODUCT(--ISNUMBER(SEARCH({&quot;VARA&quot;;&quot;HF&quot;;&quot;40M&quot;;&quot;30M&quot;;&quot;20M&quot;;&quot;17M&quot;};[.A17])))&gt;1;1;0);0);0)" office:value-type="float" office:value="0" calcext:value-type="float">
            <text:p>0</text:p>
          </table:table-cell>
          <table:table-cell table:style-name="ce4" table:formula="of:=IF(SUMPRODUCT(--ISNUMBER(SEARCH(&quot;PACTOR&quot;;[.A17])))&gt;0;1;0)" office:value-type="float" office:value="0" calcext:value-type="float">
            <text:p>0</text:p>
          </table:table-cell>
          <table:table-cell table:style-name="ce4" table:formula="of:=IF(SUMPRODUCT(--ISNUMBER(SEARCH(&quot;TELNET&quot;;[.A17])))&gt;0;1;0)" office:value-type="float" office:value="0" calcext:value-type="float">
            <text:p>0</text:p>
          </table:table-cell>
          <table:table-cell table:style-name="ce6" table:formula="of:=IF(ISBLANK([.A17]);0; IF(SUM([.C17:.I1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18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18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18])))&gt;1;1;0)" office:value-type="float" office:value="0" calcext:value-type="float">
            <text:p>0</text:p>
          </table:table-cell>
          <table:table-cell table:style-name="ce4" table:formula="of:=IF(SUMPRODUCT(--ISNUMBER(SEARCH(&quot;ARDOP&quot;;[.A18])))&gt;0;1;0)" office:value-type="float" office:value="0" calcext:value-type="float">
            <text:p>0</text:p>
          </table:table-cell>
          <table:table-cell table:style-name="ce4" table:formula="of:=IF([.D18]=0;IF([.E18]=0;IF(SUMPRODUCT(--ISNUMBER(SEARCH({&quot;VARA&quot;;&quot;HF&quot;;&quot;40M&quot;;&quot;30M&quot;;&quot;20M&quot;;&quot;17M&quot;};[.A18])))&gt;1;1;0);0);0)" office:value-type="float" office:value="0" calcext:value-type="float">
            <text:p>0</text:p>
          </table:table-cell>
          <table:table-cell table:style-name="ce4" table:formula="of:=IF(SUMPRODUCT(--ISNUMBER(SEARCH(&quot;PACTOR&quot;;[.A18])))&gt;0;1;0)" office:value-type="float" office:value="0" calcext:value-type="float">
            <text:p>0</text:p>
          </table:table-cell>
          <table:table-cell table:style-name="ce4" table:formula="of:=IF(SUMPRODUCT(--ISNUMBER(SEARCH(&quot;TELNET&quot;;[.A18])))&gt;0;1;0)" office:value-type="float" office:value="0" calcext:value-type="float">
            <text:p>0</text:p>
          </table:table-cell>
          <table:table-cell table:style-name="ce6" table:formula="of:=IF(ISBLANK([.A18]);0; IF(SUM([.C18:.I1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19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19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19])))&gt;1;1;0)" office:value-type="float" office:value="0" calcext:value-type="float">
            <text:p>0</text:p>
          </table:table-cell>
          <table:table-cell table:style-name="ce4" table:formula="of:=IF(SUMPRODUCT(--ISNUMBER(SEARCH(&quot;ARDOP&quot;;[.A19])))&gt;0;1;0)" office:value-type="float" office:value="0" calcext:value-type="float">
            <text:p>0</text:p>
          </table:table-cell>
          <table:table-cell table:style-name="ce4" table:formula="of:=IF([.D19]=0;IF([.E19]=0;IF(SUMPRODUCT(--ISNUMBER(SEARCH({&quot;VARA&quot;;&quot;HF&quot;;&quot;40M&quot;;&quot;30M&quot;;&quot;20M&quot;;&quot;17M&quot;};[.A19])))&gt;1;1;0);0);0)" office:value-type="float" office:value="0" calcext:value-type="float">
            <text:p>0</text:p>
          </table:table-cell>
          <table:table-cell table:style-name="ce4" table:formula="of:=IF(SUMPRODUCT(--ISNUMBER(SEARCH(&quot;PACTOR&quot;;[.A19])))&gt;0;1;0)" office:value-type="float" office:value="0" calcext:value-type="float">
            <text:p>0</text:p>
          </table:table-cell>
          <table:table-cell table:style-name="ce4" table:formula="of:=IF(SUMPRODUCT(--ISNUMBER(SEARCH(&quot;TELNET&quot;;[.A19])))&gt;0;1;0)" office:value-type="float" office:value="0" calcext:value-type="float">
            <text:p>0</text:p>
          </table:table-cell>
          <table:table-cell table:style-name="ce6" table:formula="of:=IF(ISBLANK([.A19]);0; IF(SUM([.C19:.I1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20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20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20])))&gt;1;1;0)" office:value-type="float" office:value="0" calcext:value-type="float">
            <text:p>0</text:p>
          </table:table-cell>
          <table:table-cell table:style-name="ce4" table:formula="of:=IF(SUMPRODUCT(--ISNUMBER(SEARCH(&quot;ARDOP&quot;;[.A20])))&gt;0;1;0)" office:value-type="float" office:value="0" calcext:value-type="float">
            <text:p>0</text:p>
          </table:table-cell>
          <table:table-cell table:style-name="ce4" table:formula="of:=IF([.D20]=0;IF([.E20]=0;IF(SUMPRODUCT(--ISNUMBER(SEARCH({&quot;VARA&quot;;&quot;HF&quot;;&quot;40M&quot;;&quot;30M&quot;;&quot;20M&quot;;&quot;17M&quot;};[.A20])))&gt;1;1;0);0);0)" office:value-type="float" office:value="0" calcext:value-type="float">
            <text:p>0</text:p>
          </table:table-cell>
          <table:table-cell table:style-name="ce4" table:formula="of:=IF(SUMPRODUCT(--ISNUMBER(SEARCH(&quot;PACTOR&quot;;[.A20])))&gt;0;1;0)" office:value-type="float" office:value="0" calcext:value-type="float">
            <text:p>0</text:p>
          </table:table-cell>
          <table:table-cell table:style-name="ce4" table:formula="of:=IF(SUMPRODUCT(--ISNUMBER(SEARCH(&quot;TELNET&quot;;[.A20])))&gt;0;1;0)" office:value-type="float" office:value="0" calcext:value-type="float">
            <text:p>0</text:p>
          </table:table-cell>
          <table:table-cell table:style-name="ce6" table:formula="of:=IF(ISBLANK([.A20]);0; IF(SUM([.C20:.I2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21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21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21])))&gt;1;1;0)" office:value-type="float" office:value="0" calcext:value-type="float">
            <text:p>0</text:p>
          </table:table-cell>
          <table:table-cell table:style-name="ce4" table:formula="of:=IF(SUMPRODUCT(--ISNUMBER(SEARCH(&quot;ARDOP&quot;;[.A21])))&gt;0;1;0)" office:value-type="float" office:value="0" calcext:value-type="float">
            <text:p>0</text:p>
          </table:table-cell>
          <table:table-cell table:style-name="ce4" table:formula="of:=IF([.D21]=0;IF([.E21]=0;IF(SUMPRODUCT(--ISNUMBER(SEARCH({&quot;VARA&quot;;&quot;HF&quot;;&quot;40M&quot;;&quot;30M&quot;;&quot;20M&quot;;&quot;17M&quot;};[.A21])))&gt;1;1;0);0);0)" office:value-type="float" office:value="0" calcext:value-type="float">
            <text:p>0</text:p>
          </table:table-cell>
          <table:table-cell table:style-name="ce4" table:formula="of:=IF(SUMPRODUCT(--ISNUMBER(SEARCH(&quot;PACTOR&quot;;[.A21])))&gt;0;1;0)" office:value-type="float" office:value="0" calcext:value-type="float">
            <text:p>0</text:p>
          </table:table-cell>
          <table:table-cell table:style-name="ce4" table:formula="of:=IF(SUMPRODUCT(--ISNUMBER(SEARCH(&quot;TELNET&quot;;[.A21])))&gt;0;1;0)" office:value-type="float" office:value="0" calcext:value-type="float">
            <text:p>0</text:p>
          </table:table-cell>
          <table:table-cell table:style-name="ce6" table:formula="of:=IF(ISBLANK([.A21]);0; IF(SUM([.C21:.I2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22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22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22])))&gt;1;1;0)" office:value-type="float" office:value="0" calcext:value-type="float">
            <text:p>0</text:p>
          </table:table-cell>
          <table:table-cell table:style-name="ce4" table:formula="of:=IF(SUMPRODUCT(--ISNUMBER(SEARCH(&quot;ARDOP&quot;;[.A22])))&gt;0;1;0)" office:value-type="float" office:value="0" calcext:value-type="float">
            <text:p>0</text:p>
          </table:table-cell>
          <table:table-cell table:style-name="ce4" table:formula="of:=IF([.D22]=0;IF([.E22]=0;IF(SUMPRODUCT(--ISNUMBER(SEARCH({&quot;VARA&quot;;&quot;HF&quot;;&quot;40M&quot;;&quot;30M&quot;;&quot;20M&quot;;&quot;17M&quot;};[.A22])))&gt;1;1;0);0);0)" office:value-type="float" office:value="0" calcext:value-type="float">
            <text:p>0</text:p>
          </table:table-cell>
          <table:table-cell table:style-name="ce4" table:formula="of:=IF(SUMPRODUCT(--ISNUMBER(SEARCH(&quot;PACTOR&quot;;[.A22])))&gt;0;1;0)" office:value-type="float" office:value="0" calcext:value-type="float">
            <text:p>0</text:p>
          </table:table-cell>
          <table:table-cell table:style-name="ce4" table:formula="of:=IF(SUMPRODUCT(--ISNUMBER(SEARCH(&quot;TELNET&quot;;[.A22])))&gt;0;1;0)" office:value-type="float" office:value="0" calcext:value-type="float">
            <text:p>0</text:p>
          </table:table-cell>
          <table:table-cell table:style-name="ce6" table:formula="of:=IF(ISBLANK([.A22]);0; IF(SUM([.C22:.I2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23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23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23])))&gt;1;1;0)" office:value-type="float" office:value="0" calcext:value-type="float">
            <text:p>0</text:p>
          </table:table-cell>
          <table:table-cell table:style-name="ce4" table:formula="of:=IF(SUMPRODUCT(--ISNUMBER(SEARCH(&quot;ARDOP&quot;;[.A23])))&gt;0;1;0)" office:value-type="float" office:value="0" calcext:value-type="float">
            <text:p>0</text:p>
          </table:table-cell>
          <table:table-cell table:style-name="ce4" table:formula="of:=IF([.D23]=0;IF([.E23]=0;IF(SUMPRODUCT(--ISNUMBER(SEARCH({&quot;VARA&quot;;&quot;HF&quot;;&quot;40M&quot;;&quot;30M&quot;;&quot;20M&quot;;&quot;17M&quot;};[.A23])))&gt;1;1;0);0);0)" office:value-type="float" office:value="0" calcext:value-type="float">
            <text:p>0</text:p>
          </table:table-cell>
          <table:table-cell table:style-name="ce4" table:formula="of:=IF(SUMPRODUCT(--ISNUMBER(SEARCH(&quot;PACTOR&quot;;[.A23])))&gt;0;1;0)" office:value-type="float" office:value="0" calcext:value-type="float">
            <text:p>0</text:p>
          </table:table-cell>
          <table:table-cell table:style-name="ce4" table:formula="of:=IF(SUMPRODUCT(--ISNUMBER(SEARCH(&quot;TELNET&quot;;[.A23])))&gt;0;1;0)" office:value-type="float" office:value="0" calcext:value-type="float">
            <text:p>0</text:p>
          </table:table-cell>
          <table:table-cell table:style-name="ce6" table:formula="of:=IF(ISBLANK([.A23]);0; IF(SUM([.C23:.I2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24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24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24])))&gt;1;1;0)" office:value-type="float" office:value="0" calcext:value-type="float">
            <text:p>0</text:p>
          </table:table-cell>
          <table:table-cell table:style-name="ce4" table:formula="of:=IF(SUMPRODUCT(--ISNUMBER(SEARCH(&quot;ARDOP&quot;;[.A24])))&gt;0;1;0)" office:value-type="float" office:value="0" calcext:value-type="float">
            <text:p>0</text:p>
          </table:table-cell>
          <table:table-cell table:style-name="ce4" table:formula="of:=IF([.D24]=0;IF([.E24]=0;IF(SUMPRODUCT(--ISNUMBER(SEARCH({&quot;VARA&quot;;&quot;HF&quot;;&quot;40M&quot;;&quot;30M&quot;;&quot;20M&quot;;&quot;17M&quot;};[.A24])))&gt;1;1;0);0);0)" office:value-type="float" office:value="0" calcext:value-type="float">
            <text:p>0</text:p>
          </table:table-cell>
          <table:table-cell table:style-name="ce4" table:formula="of:=IF(SUMPRODUCT(--ISNUMBER(SEARCH(&quot;PACTOR&quot;;[.A24])))&gt;0;1;0)" office:value-type="float" office:value="0" calcext:value-type="float">
            <text:p>0</text:p>
          </table:table-cell>
          <table:table-cell table:style-name="ce4" table:formula="of:=IF(SUMPRODUCT(--ISNUMBER(SEARCH(&quot;TELNET&quot;;[.A24])))&gt;0;1;0)" office:value-type="float" office:value="0" calcext:value-type="float">
            <text:p>0</text:p>
          </table:table-cell>
          <table:table-cell table:style-name="ce6" table:formula="of:=IF(ISBLANK([.A24]);0; IF(SUM([.C24:.I2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25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25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25])))&gt;1;1;0)" office:value-type="float" office:value="0" calcext:value-type="float">
            <text:p>0</text:p>
          </table:table-cell>
          <table:table-cell table:style-name="ce4" table:formula="of:=IF(SUMPRODUCT(--ISNUMBER(SEARCH(&quot;ARDOP&quot;;[.A25])))&gt;0;1;0)" office:value-type="float" office:value="0" calcext:value-type="float">
            <text:p>0</text:p>
          </table:table-cell>
          <table:table-cell table:style-name="ce4" table:formula="of:=IF([.D25]=0;IF([.E25]=0;IF(SUMPRODUCT(--ISNUMBER(SEARCH({&quot;VARA&quot;;&quot;HF&quot;;&quot;40M&quot;;&quot;30M&quot;;&quot;20M&quot;;&quot;17M&quot;};[.A25])))&gt;1;1;0);0);0)" office:value-type="float" office:value="0" calcext:value-type="float">
            <text:p>0</text:p>
          </table:table-cell>
          <table:table-cell table:style-name="ce4" table:formula="of:=IF(SUMPRODUCT(--ISNUMBER(SEARCH(&quot;PACTOR&quot;;[.A25])))&gt;0;1;0)" office:value-type="float" office:value="0" calcext:value-type="float">
            <text:p>0</text:p>
          </table:table-cell>
          <table:table-cell table:style-name="ce4" table:formula="of:=IF(SUMPRODUCT(--ISNUMBER(SEARCH(&quot;TELNET&quot;;[.A25])))&gt;0;1;0)" office:value-type="float" office:value="0" calcext:value-type="float">
            <text:p>0</text:p>
          </table:table-cell>
          <table:table-cell table:style-name="ce6" table:formula="of:=IF(ISBLANK([.A25]);0; IF(SUM([.C25:.I2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26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26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26])))&gt;1;1;0)" office:value-type="float" office:value="0" calcext:value-type="float">
            <text:p>0</text:p>
          </table:table-cell>
          <table:table-cell table:style-name="ce4" table:formula="of:=IF(SUMPRODUCT(--ISNUMBER(SEARCH(&quot;ARDOP&quot;;[.A26])))&gt;0;1;0)" office:value-type="float" office:value="0" calcext:value-type="float">
            <text:p>0</text:p>
          </table:table-cell>
          <table:table-cell table:style-name="ce4" table:formula="of:=IF([.D26]=0;IF([.E26]=0;IF(SUMPRODUCT(--ISNUMBER(SEARCH({&quot;VARA&quot;;&quot;HF&quot;;&quot;40M&quot;;&quot;30M&quot;;&quot;20M&quot;;&quot;17M&quot;};[.A26])))&gt;1;1;0);0);0)" office:value-type="float" office:value="0" calcext:value-type="float">
            <text:p>0</text:p>
          </table:table-cell>
          <table:table-cell table:style-name="ce4" table:formula="of:=IF(SUMPRODUCT(--ISNUMBER(SEARCH(&quot;PACTOR&quot;;[.A26])))&gt;0;1;0)" office:value-type="float" office:value="0" calcext:value-type="float">
            <text:p>0</text:p>
          </table:table-cell>
          <table:table-cell table:style-name="ce4" table:formula="of:=IF(SUMPRODUCT(--ISNUMBER(SEARCH(&quot;TELNET&quot;;[.A26])))&gt;0;1;0)" office:value-type="float" office:value="0" calcext:value-type="float">
            <text:p>0</text:p>
          </table:table-cell>
          <table:table-cell table:style-name="ce6" table:formula="of:=IF(ISBLANK([.A26]);0; IF(SUM([.C26:.I2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27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27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27])))&gt;1;1;0)" office:value-type="float" office:value="0" calcext:value-type="float">
            <text:p>0</text:p>
          </table:table-cell>
          <table:table-cell table:style-name="ce4" table:formula="of:=IF(SUMPRODUCT(--ISNUMBER(SEARCH(&quot;ARDOP&quot;;[.A27])))&gt;0;1;0)" office:value-type="float" office:value="0" calcext:value-type="float">
            <text:p>0</text:p>
          </table:table-cell>
          <table:table-cell table:style-name="ce4" table:formula="of:=IF([.D27]=0;IF([.E27]=0;IF(SUMPRODUCT(--ISNUMBER(SEARCH({&quot;VARA&quot;;&quot;HF&quot;;&quot;40M&quot;;&quot;30M&quot;;&quot;20M&quot;;&quot;17M&quot;};[.A27])))&gt;1;1;0);0);0)" office:value-type="float" office:value="0" calcext:value-type="float">
            <text:p>0</text:p>
          </table:table-cell>
          <table:table-cell table:style-name="ce4" table:formula="of:=IF(SUMPRODUCT(--ISNUMBER(SEARCH(&quot;PACTOR&quot;;[.A27])))&gt;0;1;0)" office:value-type="float" office:value="0" calcext:value-type="float">
            <text:p>0</text:p>
          </table:table-cell>
          <table:table-cell table:style-name="ce4" table:formula="of:=IF(SUMPRODUCT(--ISNUMBER(SEARCH(&quot;TELNET&quot;;[.A27])))&gt;0;1;0)" office:value-type="float" office:value="0" calcext:value-type="float">
            <text:p>0</text:p>
          </table:table-cell>
          <table:table-cell table:style-name="ce6" table:formula="of:=IF(ISBLANK([.A27]);0; IF(SUM([.C27:.I2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28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28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28])))&gt;1;1;0)" office:value-type="float" office:value="0" calcext:value-type="float">
            <text:p>0</text:p>
          </table:table-cell>
          <table:table-cell table:style-name="ce4" table:formula="of:=IF(SUMPRODUCT(--ISNUMBER(SEARCH(&quot;ARDOP&quot;;[.A28])))&gt;0;1;0)" office:value-type="float" office:value="0" calcext:value-type="float">
            <text:p>0</text:p>
          </table:table-cell>
          <table:table-cell table:style-name="ce4" table:formula="of:=IF([.D28]=0;IF([.E28]=0;IF(SUMPRODUCT(--ISNUMBER(SEARCH({&quot;VARA&quot;;&quot;HF&quot;;&quot;40M&quot;;&quot;30M&quot;;&quot;20M&quot;;&quot;17M&quot;};[.A28])))&gt;1;1;0);0);0)" office:value-type="float" office:value="0" calcext:value-type="float">
            <text:p>0</text:p>
          </table:table-cell>
          <table:table-cell table:style-name="ce4" table:formula="of:=IF(SUMPRODUCT(--ISNUMBER(SEARCH(&quot;PACTOR&quot;;[.A28])))&gt;0;1;0)" office:value-type="float" office:value="0" calcext:value-type="float">
            <text:p>0</text:p>
          </table:table-cell>
          <table:table-cell table:style-name="ce4" table:formula="of:=IF(SUMPRODUCT(--ISNUMBER(SEARCH(&quot;TELNET&quot;;[.A28])))&gt;0;1;0)" office:value-type="float" office:value="0" calcext:value-type="float">
            <text:p>0</text:p>
          </table:table-cell>
          <table:table-cell table:style-name="ce6" table:formula="of:=IF(ISBLANK([.A28]);0; IF(SUM([.C28:.I2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29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29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29])))&gt;1;1;0)" office:value-type="float" office:value="0" calcext:value-type="float">
            <text:p>0</text:p>
          </table:table-cell>
          <table:table-cell table:style-name="ce4" table:formula="of:=IF(SUMPRODUCT(--ISNUMBER(SEARCH(&quot;ARDOP&quot;;[.A29])))&gt;0;1;0)" office:value-type="float" office:value="0" calcext:value-type="float">
            <text:p>0</text:p>
          </table:table-cell>
          <table:table-cell table:style-name="ce4" table:formula="of:=IF([.D29]=0;IF([.E29]=0;IF(SUMPRODUCT(--ISNUMBER(SEARCH({&quot;VARA&quot;;&quot;HF&quot;;&quot;40M&quot;;&quot;30M&quot;;&quot;20M&quot;;&quot;17M&quot;};[.A29])))&gt;1;1;0);0);0)" office:value-type="float" office:value="0" calcext:value-type="float">
            <text:p>0</text:p>
          </table:table-cell>
          <table:table-cell table:style-name="ce4" table:formula="of:=IF(SUMPRODUCT(--ISNUMBER(SEARCH(&quot;PACTOR&quot;;[.A29])))&gt;0;1;0)" office:value-type="float" office:value="0" calcext:value-type="float">
            <text:p>0</text:p>
          </table:table-cell>
          <table:table-cell table:style-name="ce4" table:formula="of:=IF(SUMPRODUCT(--ISNUMBER(SEARCH(&quot;TELNET&quot;;[.A29])))&gt;0;1;0)" office:value-type="float" office:value="0" calcext:value-type="float">
            <text:p>0</text:p>
          </table:table-cell>
          <table:table-cell table:style-name="ce6" table:formula="of:=IF(ISBLANK([.A29]);0; IF(SUM([.C29:.I2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30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30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30])))&gt;1;1;0)" office:value-type="float" office:value="0" calcext:value-type="float">
            <text:p>0</text:p>
          </table:table-cell>
          <table:table-cell table:style-name="ce4" table:formula="of:=IF(SUMPRODUCT(--ISNUMBER(SEARCH(&quot;ARDOP&quot;;[.A30])))&gt;0;1;0)" office:value-type="float" office:value="0" calcext:value-type="float">
            <text:p>0</text:p>
          </table:table-cell>
          <table:table-cell table:style-name="ce4" table:formula="of:=IF([.D30]=0;IF([.E30]=0;IF(SUMPRODUCT(--ISNUMBER(SEARCH({&quot;VARA&quot;;&quot;HF&quot;;&quot;40M&quot;;&quot;30M&quot;;&quot;20M&quot;;&quot;17M&quot;};[.A30])))&gt;1;1;0);0);0)" office:value-type="float" office:value="0" calcext:value-type="float">
            <text:p>0</text:p>
          </table:table-cell>
          <table:table-cell table:style-name="ce4" table:formula="of:=IF(SUMPRODUCT(--ISNUMBER(SEARCH(&quot;PACTOR&quot;;[.A30])))&gt;0;1;0)" office:value-type="float" office:value="0" calcext:value-type="float">
            <text:p>0</text:p>
          </table:table-cell>
          <table:table-cell table:style-name="ce4" table:formula="of:=IF(SUMPRODUCT(--ISNUMBER(SEARCH(&quot;TELNET&quot;;[.A30])))&gt;0;1;0)" office:value-type="float" office:value="0" calcext:value-type="float">
            <text:p>0</text:p>
          </table:table-cell>
          <table:table-cell table:style-name="ce6" table:formula="of:=IF(ISBLANK([.A30]);0; IF(SUM([.C30:.I3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31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31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31])))&gt;1;1;0)" office:value-type="float" office:value="0" calcext:value-type="float">
            <text:p>0</text:p>
          </table:table-cell>
          <table:table-cell table:style-name="ce4" table:formula="of:=IF(SUMPRODUCT(--ISNUMBER(SEARCH(&quot;ARDOP&quot;;[.A31])))&gt;0;1;0)" office:value-type="float" office:value="0" calcext:value-type="float">
            <text:p>0</text:p>
          </table:table-cell>
          <table:table-cell table:style-name="ce4" table:formula="of:=IF([.D31]=0;IF([.E31]=0;IF(SUMPRODUCT(--ISNUMBER(SEARCH({&quot;VARA&quot;;&quot;HF&quot;;&quot;40M&quot;;&quot;30M&quot;;&quot;20M&quot;;&quot;17M&quot;};[.A31])))&gt;1;1;0);0);0)" office:value-type="float" office:value="0" calcext:value-type="float">
            <text:p>0</text:p>
          </table:table-cell>
          <table:table-cell table:style-name="ce4" table:formula="of:=IF(SUMPRODUCT(--ISNUMBER(SEARCH(&quot;PACTOR&quot;;[.A31])))&gt;0;1;0)" office:value-type="float" office:value="0" calcext:value-type="float">
            <text:p>0</text:p>
          </table:table-cell>
          <table:table-cell table:style-name="ce4" table:formula="of:=IF(SUMPRODUCT(--ISNUMBER(SEARCH(&quot;TELNET&quot;;[.A31])))&gt;0;1;0)" office:value-type="float" office:value="0" calcext:value-type="float">
            <text:p>0</text:p>
          </table:table-cell>
          <table:table-cell table:style-name="ce6" table:formula="of:=IF(ISBLANK([.A31]);0; IF(SUM([.C31:.I3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32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32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32])))&gt;1;1;0)" office:value-type="float" office:value="0" calcext:value-type="float">
            <text:p>0</text:p>
          </table:table-cell>
          <table:table-cell table:style-name="ce4" table:formula="of:=IF(SUMPRODUCT(--ISNUMBER(SEARCH(&quot;ARDOP&quot;;[.A32])))&gt;0;1;0)" office:value-type="float" office:value="0" calcext:value-type="float">
            <text:p>0</text:p>
          </table:table-cell>
          <table:table-cell table:style-name="ce4" table:formula="of:=IF([.D32]=0;IF([.E32]=0;IF(SUMPRODUCT(--ISNUMBER(SEARCH({&quot;VARA&quot;;&quot;HF&quot;;&quot;40M&quot;;&quot;30M&quot;;&quot;20M&quot;;&quot;17M&quot;};[.A32])))&gt;1;1;0);0);0)" office:value-type="float" office:value="0" calcext:value-type="float">
            <text:p>0</text:p>
          </table:table-cell>
          <table:table-cell table:style-name="ce4" table:formula="of:=IF(SUMPRODUCT(--ISNUMBER(SEARCH(&quot;PACTOR&quot;;[.A32])))&gt;0;1;0)" office:value-type="float" office:value="0" calcext:value-type="float">
            <text:p>0</text:p>
          </table:table-cell>
          <table:table-cell table:style-name="ce4" table:formula="of:=IF(SUMPRODUCT(--ISNUMBER(SEARCH(&quot;TELNET&quot;;[.A32])))&gt;0;1;0)" office:value-type="float" office:value="0" calcext:value-type="float">
            <text:p>0</text:p>
          </table:table-cell>
          <table:table-cell table:style-name="ce6" table:formula="of:=IF(ISBLANK([.A32]);0; IF(SUM([.C32:.I3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33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33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33])))&gt;1;1;0)" office:value-type="float" office:value="0" calcext:value-type="float">
            <text:p>0</text:p>
          </table:table-cell>
          <table:table-cell table:style-name="ce4" table:formula="of:=IF(SUMPRODUCT(--ISNUMBER(SEARCH(&quot;ARDOP&quot;;[.A33])))&gt;0;1;0)" office:value-type="float" office:value="0" calcext:value-type="float">
            <text:p>0</text:p>
          </table:table-cell>
          <table:table-cell table:style-name="ce4" table:formula="of:=IF([.D33]=0;IF([.E33]=0;IF(SUMPRODUCT(--ISNUMBER(SEARCH({&quot;VARA&quot;;&quot;HF&quot;;&quot;40M&quot;;&quot;30M&quot;;&quot;20M&quot;;&quot;17M&quot;};[.A33])))&gt;1;1;0);0);0)" office:value-type="float" office:value="0" calcext:value-type="float">
            <text:p>0</text:p>
          </table:table-cell>
          <table:table-cell table:style-name="ce4" table:formula="of:=IF(SUMPRODUCT(--ISNUMBER(SEARCH(&quot;PACTOR&quot;;[.A33])))&gt;0;1;0)" office:value-type="float" office:value="0" calcext:value-type="float">
            <text:p>0</text:p>
          </table:table-cell>
          <table:table-cell table:style-name="ce4" table:formula="of:=IF(SUMPRODUCT(--ISNUMBER(SEARCH(&quot;TELNET&quot;;[.A33])))&gt;0;1;0)" office:value-type="float" office:value="0" calcext:value-type="float">
            <text:p>0</text:p>
          </table:table-cell>
          <table:table-cell table:style-name="ce6" table:formula="of:=IF(ISBLANK([.A33]);0; IF(SUM([.C33:.I3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34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34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34])))&gt;1;1;0)" office:value-type="float" office:value="0" calcext:value-type="float">
            <text:p>0</text:p>
          </table:table-cell>
          <table:table-cell table:style-name="ce4" table:formula="of:=IF(SUMPRODUCT(--ISNUMBER(SEARCH(&quot;ARDOP&quot;;[.A34])))&gt;0;1;0)" office:value-type="float" office:value="0" calcext:value-type="float">
            <text:p>0</text:p>
          </table:table-cell>
          <table:table-cell table:style-name="ce4" table:formula="of:=IF([.D34]=0;IF([.E34]=0;IF(SUMPRODUCT(--ISNUMBER(SEARCH({&quot;VARA&quot;;&quot;HF&quot;;&quot;40M&quot;;&quot;30M&quot;;&quot;20M&quot;;&quot;17M&quot;};[.A34])))&gt;1;1;0);0);0)" office:value-type="float" office:value="0" calcext:value-type="float">
            <text:p>0</text:p>
          </table:table-cell>
          <table:table-cell table:style-name="ce4" table:formula="of:=IF(SUMPRODUCT(--ISNUMBER(SEARCH(&quot;PACTOR&quot;;[.A34])))&gt;0;1;0)" office:value-type="float" office:value="0" calcext:value-type="float">
            <text:p>0</text:p>
          </table:table-cell>
          <table:table-cell table:style-name="ce4" table:formula="of:=IF(SUMPRODUCT(--ISNUMBER(SEARCH(&quot;TELNET&quot;;[.A34])))&gt;0;1;0)" office:value-type="float" office:value="0" calcext:value-type="float">
            <text:p>0</text:p>
          </table:table-cell>
          <table:table-cell table:style-name="ce6" table:formula="of:=IF(ISBLANK([.A34]);0; IF(SUM([.C34:.I3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35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35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35])))&gt;1;1;0)" office:value-type="float" office:value="0" calcext:value-type="float">
            <text:p>0</text:p>
          </table:table-cell>
          <table:table-cell table:style-name="ce4" table:formula="of:=IF(SUMPRODUCT(--ISNUMBER(SEARCH(&quot;ARDOP&quot;;[.A35])))&gt;0;1;0)" office:value-type="float" office:value="0" calcext:value-type="float">
            <text:p>0</text:p>
          </table:table-cell>
          <table:table-cell table:style-name="ce4" table:formula="of:=IF([.D35]=0;IF([.E35]=0;IF(SUMPRODUCT(--ISNUMBER(SEARCH({&quot;VARA&quot;;&quot;HF&quot;;&quot;40M&quot;;&quot;30M&quot;;&quot;20M&quot;;&quot;17M&quot;};[.A35])))&gt;1;1;0);0);0)" office:value-type="float" office:value="0" calcext:value-type="float">
            <text:p>0</text:p>
          </table:table-cell>
          <table:table-cell table:style-name="ce4" table:formula="of:=IF(SUMPRODUCT(--ISNUMBER(SEARCH(&quot;PACTOR&quot;;[.A35])))&gt;0;1;0)" office:value-type="float" office:value="0" calcext:value-type="float">
            <text:p>0</text:p>
          </table:table-cell>
          <table:table-cell table:style-name="ce4" table:formula="of:=IF(SUMPRODUCT(--ISNUMBER(SEARCH(&quot;TELNET&quot;;[.A35])))&gt;0;1;0)" office:value-type="float" office:value="0" calcext:value-type="float">
            <text:p>0</text:p>
          </table:table-cell>
          <table:table-cell table:style-name="ce6" table:formula="of:=IF(ISBLANK([.A35]);0; IF(SUM([.C35:.I3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36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36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36])))&gt;1;1;0)" office:value-type="float" office:value="0" calcext:value-type="float">
            <text:p>0</text:p>
          </table:table-cell>
          <table:table-cell table:style-name="ce4" table:formula="of:=IF(SUMPRODUCT(--ISNUMBER(SEARCH(&quot;ARDOP&quot;;[.A36])))&gt;0;1;0)" office:value-type="float" office:value="0" calcext:value-type="float">
            <text:p>0</text:p>
          </table:table-cell>
          <table:table-cell table:style-name="ce4" table:formula="of:=IF([.D36]=0;IF([.E36]=0;IF(SUMPRODUCT(--ISNUMBER(SEARCH({&quot;VARA&quot;;&quot;HF&quot;;&quot;40M&quot;;&quot;30M&quot;;&quot;20M&quot;;&quot;17M&quot;};[.A36])))&gt;1;1;0);0);0)" office:value-type="float" office:value="0" calcext:value-type="float">
            <text:p>0</text:p>
          </table:table-cell>
          <table:table-cell table:style-name="ce4" table:formula="of:=IF(SUMPRODUCT(--ISNUMBER(SEARCH(&quot;PACTOR&quot;;[.A36])))&gt;0;1;0)" office:value-type="float" office:value="0" calcext:value-type="float">
            <text:p>0</text:p>
          </table:table-cell>
          <table:table-cell table:style-name="ce4" table:formula="of:=IF(SUMPRODUCT(--ISNUMBER(SEARCH(&quot;TELNET&quot;;[.A36])))&gt;0;1;0)" office:value-type="float" office:value="0" calcext:value-type="float">
            <text:p>0</text:p>
          </table:table-cell>
          <table:table-cell table:style-name="ce6" table:formula="of:=IF(ISBLANK([.A36]);0; IF(SUM([.C36:.I3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37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37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37])))&gt;1;1;0)" office:value-type="float" office:value="0" calcext:value-type="float">
            <text:p>0</text:p>
          </table:table-cell>
          <table:table-cell table:style-name="ce4" table:formula="of:=IF(SUMPRODUCT(--ISNUMBER(SEARCH(&quot;ARDOP&quot;;[.A37])))&gt;0;1;0)" office:value-type="float" office:value="0" calcext:value-type="float">
            <text:p>0</text:p>
          </table:table-cell>
          <table:table-cell table:style-name="ce4" table:formula="of:=IF([.D37]=0;IF([.E37]=0;IF(SUMPRODUCT(--ISNUMBER(SEARCH({&quot;VARA&quot;;&quot;HF&quot;;&quot;40M&quot;;&quot;30M&quot;;&quot;20M&quot;;&quot;17M&quot;};[.A37])))&gt;1;1;0);0);0)" office:value-type="float" office:value="0" calcext:value-type="float">
            <text:p>0</text:p>
          </table:table-cell>
          <table:table-cell table:style-name="ce4" table:formula="of:=IF(SUMPRODUCT(--ISNUMBER(SEARCH(&quot;PACTOR&quot;;[.A37])))&gt;0;1;0)" office:value-type="float" office:value="0" calcext:value-type="float">
            <text:p>0</text:p>
          </table:table-cell>
          <table:table-cell table:style-name="ce4" table:formula="of:=IF(SUMPRODUCT(--ISNUMBER(SEARCH(&quot;TELNET&quot;;[.A37])))&gt;0;1;0)" office:value-type="float" office:value="0" calcext:value-type="float">
            <text:p>0</text:p>
          </table:table-cell>
          <table:table-cell table:style-name="ce6" table:formula="of:=IF(ISBLANK([.A37]);0; IF(SUM([.C37:.I3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38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38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38])))&gt;1;1;0)" office:value-type="float" office:value="0" calcext:value-type="float">
            <text:p>0</text:p>
          </table:table-cell>
          <table:table-cell table:style-name="ce4" table:formula="of:=IF(SUMPRODUCT(--ISNUMBER(SEARCH(&quot;ARDOP&quot;;[.A38])))&gt;0;1;0)" office:value-type="float" office:value="0" calcext:value-type="float">
            <text:p>0</text:p>
          </table:table-cell>
          <table:table-cell table:style-name="ce4" table:formula="of:=IF([.D38]=0;IF([.E38]=0;IF(SUMPRODUCT(--ISNUMBER(SEARCH({&quot;VARA&quot;;&quot;HF&quot;;&quot;40M&quot;;&quot;30M&quot;;&quot;20M&quot;;&quot;17M&quot;};[.A38])))&gt;1;1;0);0);0)" office:value-type="float" office:value="0" calcext:value-type="float">
            <text:p>0</text:p>
          </table:table-cell>
          <table:table-cell table:style-name="ce4" table:formula="of:=IF(SUMPRODUCT(--ISNUMBER(SEARCH(&quot;PACTOR&quot;;[.A38])))&gt;0;1;0)" office:value-type="float" office:value="0" calcext:value-type="float">
            <text:p>0</text:p>
          </table:table-cell>
          <table:table-cell table:style-name="ce4" table:formula="of:=IF(SUMPRODUCT(--ISNUMBER(SEARCH(&quot;TELNET&quot;;[.A38])))&gt;0;1;0)" office:value-type="float" office:value="0" calcext:value-type="float">
            <text:p>0</text:p>
          </table:table-cell>
          <table:table-cell table:style-name="ce6" table:formula="of:=IF(ISBLANK([.A38]);0; IF(SUM([.C38:.I3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39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39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39])))&gt;1;1;0)" office:value-type="float" office:value="0" calcext:value-type="float">
            <text:p>0</text:p>
          </table:table-cell>
          <table:table-cell table:style-name="ce4" table:formula="of:=IF(SUMPRODUCT(--ISNUMBER(SEARCH(&quot;ARDOP&quot;;[.A39])))&gt;0;1;0)" office:value-type="float" office:value="0" calcext:value-type="float">
            <text:p>0</text:p>
          </table:table-cell>
          <table:table-cell table:style-name="ce4" table:formula="of:=IF([.D39]=0;IF([.E39]=0;IF(SUMPRODUCT(--ISNUMBER(SEARCH({&quot;VARA&quot;;&quot;HF&quot;;&quot;40M&quot;;&quot;30M&quot;;&quot;20M&quot;;&quot;17M&quot;};[.A39])))&gt;1;1;0);0);0)" office:value-type="float" office:value="0" calcext:value-type="float">
            <text:p>0</text:p>
          </table:table-cell>
          <table:table-cell table:style-name="ce4" table:formula="of:=IF(SUMPRODUCT(--ISNUMBER(SEARCH(&quot;PACTOR&quot;;[.A39])))&gt;0;1;0)" office:value-type="float" office:value="0" calcext:value-type="float">
            <text:p>0</text:p>
          </table:table-cell>
          <table:table-cell table:style-name="ce4" table:formula="of:=IF(SUMPRODUCT(--ISNUMBER(SEARCH(&quot;TELNET&quot;;[.A39])))&gt;0;1;0)" office:value-type="float" office:value="0" calcext:value-type="float">
            <text:p>0</text:p>
          </table:table-cell>
          <table:table-cell table:style-name="ce6" table:formula="of:=IF(ISBLANK([.A39]);0; IF(SUM([.C39:.I3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40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40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40])))&gt;1;1;0)" office:value-type="float" office:value="0" calcext:value-type="float">
            <text:p>0</text:p>
          </table:table-cell>
          <table:table-cell table:style-name="ce4" table:formula="of:=IF(SUMPRODUCT(--ISNUMBER(SEARCH(&quot;ARDOP&quot;;[.A40])))&gt;0;1;0)" office:value-type="float" office:value="0" calcext:value-type="float">
            <text:p>0</text:p>
          </table:table-cell>
          <table:table-cell table:style-name="ce4" table:formula="of:=IF([.D40]=0;IF([.E40]=0;IF(SUMPRODUCT(--ISNUMBER(SEARCH({&quot;VARA&quot;;&quot;HF&quot;;&quot;40M&quot;;&quot;30M&quot;;&quot;20M&quot;;&quot;17M&quot;};[.A40])))&gt;1;1;0);0);0)" office:value-type="float" office:value="0" calcext:value-type="float">
            <text:p>0</text:p>
          </table:table-cell>
          <table:table-cell table:style-name="ce4" table:formula="of:=IF(SUMPRODUCT(--ISNUMBER(SEARCH(&quot;PACTOR&quot;;[.A40])))&gt;0;1;0)" office:value-type="float" office:value="0" calcext:value-type="float">
            <text:p>0</text:p>
          </table:table-cell>
          <table:table-cell table:style-name="ce4" table:formula="of:=IF(SUMPRODUCT(--ISNUMBER(SEARCH(&quot;TELNET&quot;;[.A40])))&gt;0;1;0)" office:value-type="float" office:value="0" calcext:value-type="float">
            <text:p>0</text:p>
          </table:table-cell>
          <table:table-cell table:style-name="ce6" table:formula="of:=IF(ISBLANK([.A40]);0; IF(SUM([.C40:.I4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41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41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41])))&gt;1;1;0)" office:value-type="float" office:value="0" calcext:value-type="float">
            <text:p>0</text:p>
          </table:table-cell>
          <table:table-cell table:style-name="ce4" table:formula="of:=IF(SUMPRODUCT(--ISNUMBER(SEARCH(&quot;ARDOP&quot;;[.A41])))&gt;0;1;0)" office:value-type="float" office:value="0" calcext:value-type="float">
            <text:p>0</text:p>
          </table:table-cell>
          <table:table-cell table:style-name="ce4" table:formula="of:=IF([.D41]=0;IF([.E41]=0;IF(SUMPRODUCT(--ISNUMBER(SEARCH({&quot;VARA&quot;;&quot;HF&quot;;&quot;40M&quot;;&quot;30M&quot;;&quot;20M&quot;;&quot;17M&quot;};[.A41])))&gt;1;1;0);0);0)" office:value-type="float" office:value="0" calcext:value-type="float">
            <text:p>0</text:p>
          </table:table-cell>
          <table:table-cell table:style-name="ce4" table:formula="of:=IF(SUMPRODUCT(--ISNUMBER(SEARCH(&quot;PACTOR&quot;;[.A41])))&gt;0;1;0)" office:value-type="float" office:value="0" calcext:value-type="float">
            <text:p>0</text:p>
          </table:table-cell>
          <table:table-cell table:style-name="ce4" table:formula="of:=IF(SUMPRODUCT(--ISNUMBER(SEARCH(&quot;TELNET&quot;;[.A41])))&gt;0;1;0)" office:value-type="float" office:value="0" calcext:value-type="float">
            <text:p>0</text:p>
          </table:table-cell>
          <table:table-cell table:style-name="ce6" table:formula="of:=IF(ISBLANK([.A41]);0; IF(SUM([.C41:.I4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42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42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42])))&gt;1;1;0)" office:value-type="float" office:value="0" calcext:value-type="float">
            <text:p>0</text:p>
          </table:table-cell>
          <table:table-cell table:style-name="ce4" table:formula="of:=IF(SUMPRODUCT(--ISNUMBER(SEARCH(&quot;ARDOP&quot;;[.A42])))&gt;0;1;0)" office:value-type="float" office:value="0" calcext:value-type="float">
            <text:p>0</text:p>
          </table:table-cell>
          <table:table-cell table:style-name="ce4" table:formula="of:=IF([.D42]=0;IF([.E42]=0;IF(SUMPRODUCT(--ISNUMBER(SEARCH({&quot;VARA&quot;;&quot;HF&quot;;&quot;40M&quot;;&quot;30M&quot;;&quot;20M&quot;;&quot;17M&quot;};[.A42])))&gt;1;1;0);0);0)" office:value-type="float" office:value="0" calcext:value-type="float">
            <text:p>0</text:p>
          </table:table-cell>
          <table:table-cell table:style-name="ce4" table:formula="of:=IF(SUMPRODUCT(--ISNUMBER(SEARCH(&quot;PACTOR&quot;;[.A42])))&gt;0;1;0)" office:value-type="float" office:value="0" calcext:value-type="float">
            <text:p>0</text:p>
          </table:table-cell>
          <table:table-cell table:style-name="ce4" table:formula="of:=IF(SUMPRODUCT(--ISNUMBER(SEARCH(&quot;TELNET&quot;;[.A42])))&gt;0;1;0)" office:value-type="float" office:value="0" calcext:value-type="float">
            <text:p>0</text:p>
          </table:table-cell>
          <table:table-cell table:style-name="ce6" table:formula="of:=IF(ISBLANK([.A42]);0; IF(SUM([.C42:.I4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43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43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43])))&gt;1;1;0)" office:value-type="float" office:value="0" calcext:value-type="float">
            <text:p>0</text:p>
          </table:table-cell>
          <table:table-cell table:style-name="ce4" table:formula="of:=IF(SUMPRODUCT(--ISNUMBER(SEARCH(&quot;ARDOP&quot;;[.A43])))&gt;0;1;0)" office:value-type="float" office:value="0" calcext:value-type="float">
            <text:p>0</text:p>
          </table:table-cell>
          <table:table-cell table:style-name="ce4" table:formula="of:=IF([.D43]=0;IF([.E43]=0;IF(SUMPRODUCT(--ISNUMBER(SEARCH({&quot;VARA&quot;;&quot;HF&quot;;&quot;40M&quot;;&quot;30M&quot;;&quot;20M&quot;;&quot;17M&quot;};[.A43])))&gt;1;1;0);0);0)" office:value-type="float" office:value="0" calcext:value-type="float">
            <text:p>0</text:p>
          </table:table-cell>
          <table:table-cell table:style-name="ce4" table:formula="of:=IF(SUMPRODUCT(--ISNUMBER(SEARCH(&quot;PACTOR&quot;;[.A43])))&gt;0;1;0)" office:value-type="float" office:value="0" calcext:value-type="float">
            <text:p>0</text:p>
          </table:table-cell>
          <table:table-cell table:style-name="ce4" table:formula="of:=IF(SUMPRODUCT(--ISNUMBER(SEARCH(&quot;TELNET&quot;;[.A43])))&gt;0;1;0)" office:value-type="float" office:value="0" calcext:value-type="float">
            <text:p>0</text:p>
          </table:table-cell>
          <table:table-cell table:style-name="ce6" table:formula="of:=IF(ISBLANK([.A43]);0; IF(SUM([.C43:.I4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44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44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44])))&gt;1;1;0)" office:value-type="float" office:value="0" calcext:value-type="float">
            <text:p>0</text:p>
          </table:table-cell>
          <table:table-cell table:style-name="ce4" table:formula="of:=IF(SUMPRODUCT(--ISNUMBER(SEARCH(&quot;ARDOP&quot;;[.A44])))&gt;0;1;0)" office:value-type="float" office:value="0" calcext:value-type="float">
            <text:p>0</text:p>
          </table:table-cell>
          <table:table-cell table:style-name="ce4" table:formula="of:=IF([.D44]=0;IF([.E44]=0;IF(SUMPRODUCT(--ISNUMBER(SEARCH({&quot;VARA&quot;;&quot;HF&quot;;&quot;40M&quot;;&quot;30M&quot;;&quot;20M&quot;;&quot;17M&quot;};[.A44])))&gt;1;1;0);0);0)" office:value-type="float" office:value="0" calcext:value-type="float">
            <text:p>0</text:p>
          </table:table-cell>
          <table:table-cell table:style-name="ce4" table:formula="of:=IF(SUMPRODUCT(--ISNUMBER(SEARCH(&quot;PACTOR&quot;;[.A44])))&gt;0;1;0)" office:value-type="float" office:value="0" calcext:value-type="float">
            <text:p>0</text:p>
          </table:table-cell>
          <table:table-cell table:style-name="ce4" table:formula="of:=IF(SUMPRODUCT(--ISNUMBER(SEARCH(&quot;TELNET&quot;;[.A44])))&gt;0;1;0)" office:value-type="float" office:value="0" calcext:value-type="float">
            <text:p>0</text:p>
          </table:table-cell>
          <table:table-cell table:style-name="ce6" table:formula="of:=IF(ISBLANK([.A44]);0; IF(SUM([.C44:.I4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45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45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45])))&gt;1;1;0)" office:value-type="float" office:value="0" calcext:value-type="float">
            <text:p>0</text:p>
          </table:table-cell>
          <table:table-cell table:style-name="ce4" table:formula="of:=IF(SUMPRODUCT(--ISNUMBER(SEARCH(&quot;ARDOP&quot;;[.A45])))&gt;0;1;0)" office:value-type="float" office:value="0" calcext:value-type="float">
            <text:p>0</text:p>
          </table:table-cell>
          <table:table-cell table:style-name="ce4" table:formula="of:=IF([.D45]=0;IF([.E45]=0;IF(SUMPRODUCT(--ISNUMBER(SEARCH({&quot;VARA&quot;;&quot;HF&quot;;&quot;40M&quot;;&quot;30M&quot;;&quot;20M&quot;;&quot;17M&quot;};[.A45])))&gt;1;1;0);0);0)" office:value-type="float" office:value="0" calcext:value-type="float">
            <text:p>0</text:p>
          </table:table-cell>
          <table:table-cell table:style-name="ce4" table:formula="of:=IF(SUMPRODUCT(--ISNUMBER(SEARCH(&quot;PACTOR&quot;;[.A45])))&gt;0;1;0)" office:value-type="float" office:value="0" calcext:value-type="float">
            <text:p>0</text:p>
          </table:table-cell>
          <table:table-cell table:style-name="ce4" table:formula="of:=IF(SUMPRODUCT(--ISNUMBER(SEARCH(&quot;TELNET&quot;;[.A45])))&gt;0;1;0)" office:value-type="float" office:value="0" calcext:value-type="float">
            <text:p>0</text:p>
          </table:table-cell>
          <table:table-cell table:style-name="ce6" table:formula="of:=IF(ISBLANK([.A45]);0; IF(SUM([.C45:.I4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46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46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46])))&gt;1;1;0)" office:value-type="float" office:value="0" calcext:value-type="float">
            <text:p>0</text:p>
          </table:table-cell>
          <table:table-cell table:style-name="ce4" table:formula="of:=IF(SUMPRODUCT(--ISNUMBER(SEARCH(&quot;ARDOP&quot;;[.A46])))&gt;0;1;0)" office:value-type="float" office:value="0" calcext:value-type="float">
            <text:p>0</text:p>
          </table:table-cell>
          <table:table-cell table:style-name="ce4" table:formula="of:=IF([.D46]=0;IF([.E46]=0;IF(SUMPRODUCT(--ISNUMBER(SEARCH({&quot;VARA&quot;;&quot;HF&quot;;&quot;40M&quot;;&quot;30M&quot;;&quot;20M&quot;;&quot;17M&quot;};[.A46])))&gt;1;1;0);0);0)" office:value-type="float" office:value="0" calcext:value-type="float">
            <text:p>0</text:p>
          </table:table-cell>
          <table:table-cell table:style-name="ce4" table:formula="of:=IF(SUMPRODUCT(--ISNUMBER(SEARCH(&quot;PACTOR&quot;;[.A46])))&gt;0;1;0)" office:value-type="float" office:value="0" calcext:value-type="float">
            <text:p>0</text:p>
          </table:table-cell>
          <table:table-cell table:style-name="ce4" table:formula="of:=IF(SUMPRODUCT(--ISNUMBER(SEARCH(&quot;TELNET&quot;;[.A46])))&gt;0;1;0)" office:value-type="float" office:value="0" calcext:value-type="float">
            <text:p>0</text:p>
          </table:table-cell>
          <table:table-cell table:style-name="ce6" table:formula="of:=IF(ISBLANK([.A46]);0; IF(SUM([.C46:.I4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47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47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47])))&gt;1;1;0)" office:value-type="float" office:value="0" calcext:value-type="float">
            <text:p>0</text:p>
          </table:table-cell>
          <table:table-cell table:style-name="ce4" table:formula="of:=IF(SUMPRODUCT(--ISNUMBER(SEARCH(&quot;ARDOP&quot;;[.A47])))&gt;0;1;0)" office:value-type="float" office:value="0" calcext:value-type="float">
            <text:p>0</text:p>
          </table:table-cell>
          <table:table-cell table:style-name="ce4" table:formula="of:=IF([.D47]=0;IF([.E47]=0;IF(SUMPRODUCT(--ISNUMBER(SEARCH({&quot;VARA&quot;;&quot;HF&quot;;&quot;40M&quot;;&quot;30M&quot;;&quot;20M&quot;;&quot;17M&quot;};[.A47])))&gt;1;1;0);0);0)" office:value-type="float" office:value="0" calcext:value-type="float">
            <text:p>0</text:p>
          </table:table-cell>
          <table:table-cell table:style-name="ce4" table:formula="of:=IF(SUMPRODUCT(--ISNUMBER(SEARCH(&quot;PACTOR&quot;;[.A47])))&gt;0;1;0)" office:value-type="float" office:value="0" calcext:value-type="float">
            <text:p>0</text:p>
          </table:table-cell>
          <table:table-cell table:style-name="ce4" table:formula="of:=IF(SUMPRODUCT(--ISNUMBER(SEARCH(&quot;TELNET&quot;;[.A47])))&gt;0;1;0)" office:value-type="float" office:value="0" calcext:value-type="float">
            <text:p>0</text:p>
          </table:table-cell>
          <table:table-cell table:style-name="ce6" table:formula="of:=IF(ISBLANK([.A47]);0; IF(SUM([.C47:.I4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48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48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48])))&gt;1;1;0)" office:value-type="float" office:value="0" calcext:value-type="float">
            <text:p>0</text:p>
          </table:table-cell>
          <table:table-cell table:style-name="ce4" table:formula="of:=IF(SUMPRODUCT(--ISNUMBER(SEARCH(&quot;ARDOP&quot;;[.A48])))&gt;0;1;0)" office:value-type="float" office:value="0" calcext:value-type="float">
            <text:p>0</text:p>
          </table:table-cell>
          <table:table-cell table:style-name="ce4" table:formula="of:=IF([.D48]=0;IF([.E48]=0;IF(SUMPRODUCT(--ISNUMBER(SEARCH({&quot;VARA&quot;;&quot;HF&quot;;&quot;40M&quot;;&quot;30M&quot;;&quot;20M&quot;;&quot;17M&quot;};[.A48])))&gt;1;1;0);0);0)" office:value-type="float" office:value="0" calcext:value-type="float">
            <text:p>0</text:p>
          </table:table-cell>
          <table:table-cell table:style-name="ce4" table:formula="of:=IF(SUMPRODUCT(--ISNUMBER(SEARCH(&quot;PACTOR&quot;;[.A48])))&gt;0;1;0)" office:value-type="float" office:value="0" calcext:value-type="float">
            <text:p>0</text:p>
          </table:table-cell>
          <table:table-cell table:style-name="ce4" table:formula="of:=IF(SUMPRODUCT(--ISNUMBER(SEARCH(&quot;TELNET&quot;;[.A48])))&gt;0;1;0)" office:value-type="float" office:value="0" calcext:value-type="float">
            <text:p>0</text:p>
          </table:table-cell>
          <table:table-cell table:style-name="ce6" table:formula="of:=IF(ISBLANK([.A48]);0; IF(SUM([.C48:.I4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49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49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49])))&gt;1;1;0)" office:value-type="float" office:value="0" calcext:value-type="float">
            <text:p>0</text:p>
          </table:table-cell>
          <table:table-cell table:style-name="ce4" table:formula="of:=IF(SUMPRODUCT(--ISNUMBER(SEARCH(&quot;ARDOP&quot;;[.A49])))&gt;0;1;0)" office:value-type="float" office:value="0" calcext:value-type="float">
            <text:p>0</text:p>
          </table:table-cell>
          <table:table-cell table:style-name="ce4" table:formula="of:=IF([.D49]=0;IF([.E49]=0;IF(SUMPRODUCT(--ISNUMBER(SEARCH({&quot;VARA&quot;;&quot;HF&quot;;&quot;40M&quot;;&quot;30M&quot;;&quot;20M&quot;;&quot;17M&quot;};[.A49])))&gt;1;1;0);0);0)" office:value-type="float" office:value="0" calcext:value-type="float">
            <text:p>0</text:p>
          </table:table-cell>
          <table:table-cell table:style-name="ce4" table:formula="of:=IF(SUMPRODUCT(--ISNUMBER(SEARCH(&quot;PACTOR&quot;;[.A49])))&gt;0;1;0)" office:value-type="float" office:value="0" calcext:value-type="float">
            <text:p>0</text:p>
          </table:table-cell>
          <table:table-cell table:style-name="ce4" table:formula="of:=IF(SUMPRODUCT(--ISNUMBER(SEARCH(&quot;TELNET&quot;;[.A49])))&gt;0;1;0)" office:value-type="float" office:value="0" calcext:value-type="float">
            <text:p>0</text:p>
          </table:table-cell>
          <table:table-cell table:style-name="ce6" table:formula="of:=IF(ISBLANK([.A49]);0; IF(SUM([.C49:.I4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50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50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50])))&gt;1;1;0)" office:value-type="float" office:value="0" calcext:value-type="float">
            <text:p>0</text:p>
          </table:table-cell>
          <table:table-cell table:style-name="ce4" table:formula="of:=IF(SUMPRODUCT(--ISNUMBER(SEARCH(&quot;ARDOP&quot;;[.A50])))&gt;0;1;0)" office:value-type="float" office:value="0" calcext:value-type="float">
            <text:p>0</text:p>
          </table:table-cell>
          <table:table-cell table:style-name="ce4" table:formula="of:=IF([.D50]=0;IF([.E50]=0;IF(SUMPRODUCT(--ISNUMBER(SEARCH({&quot;VARA&quot;;&quot;HF&quot;;&quot;40M&quot;;&quot;30M&quot;;&quot;20M&quot;;&quot;17M&quot;};[.A50])))&gt;1;1;0);0);0)" office:value-type="float" office:value="0" calcext:value-type="float">
            <text:p>0</text:p>
          </table:table-cell>
          <table:table-cell table:style-name="ce4" table:formula="of:=IF(SUMPRODUCT(--ISNUMBER(SEARCH(&quot;PACTOR&quot;;[.A50])))&gt;0;1;0)" office:value-type="float" office:value="0" calcext:value-type="float">
            <text:p>0</text:p>
          </table:table-cell>
          <table:table-cell table:style-name="ce4" table:formula="of:=IF(SUMPRODUCT(--ISNUMBER(SEARCH(&quot;TELNET&quot;;[.A50])))&gt;0;1;0)" office:value-type="float" office:value="0" calcext:value-type="float">
            <text:p>0</text:p>
          </table:table-cell>
          <table:table-cell table:style-name="ce6" table:formula="of:=IF(ISBLANK([.A50]);0; IF(SUM([.C50:.I5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51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51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51])))&gt;1;1;0)" office:value-type="float" office:value="0" calcext:value-type="float">
            <text:p>0</text:p>
          </table:table-cell>
          <table:table-cell table:style-name="ce4" table:formula="of:=IF(SUMPRODUCT(--ISNUMBER(SEARCH(&quot;ARDOP&quot;;[.A51])))&gt;0;1;0)" office:value-type="float" office:value="0" calcext:value-type="float">
            <text:p>0</text:p>
          </table:table-cell>
          <table:table-cell table:style-name="ce4" table:formula="of:=IF([.D51]=0;IF([.E51]=0;IF(SUMPRODUCT(--ISNUMBER(SEARCH({&quot;VARA&quot;;&quot;HF&quot;;&quot;40M&quot;;&quot;30M&quot;;&quot;20M&quot;;&quot;17M&quot;};[.A51])))&gt;1;1;0);0);0)" office:value-type="float" office:value="0" calcext:value-type="float">
            <text:p>0</text:p>
          </table:table-cell>
          <table:table-cell table:style-name="ce4" table:formula="of:=IF(SUMPRODUCT(--ISNUMBER(SEARCH(&quot;PACTOR&quot;;[.A51])))&gt;0;1;0)" office:value-type="float" office:value="0" calcext:value-type="float">
            <text:p>0</text:p>
          </table:table-cell>
          <table:table-cell table:style-name="ce4" table:formula="of:=IF(SUMPRODUCT(--ISNUMBER(SEARCH(&quot;TELNET&quot;;[.A51])))&gt;0;1;0)" office:value-type="float" office:value="0" calcext:value-type="float">
            <text:p>0</text:p>
          </table:table-cell>
          <table:table-cell table:style-name="ce6" table:formula="of:=IF(ISBLANK([.A51]);0; IF(SUM([.C51:.I5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4" table:formula="of:=IF(SUMPRODUCT(--ISNUMBER(SEARCH({&quot;PACKET&quot;;&quot;PKT&quot;};[.A52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52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52])))&gt;1;1;0)" office:value-type="float" office:value="0" calcext:value-type="float">
            <text:p>0</text:p>
          </table:table-cell>
          <table:table-cell table:style-name="ce4" table:formula="of:=IF(SUMPRODUCT(--ISNUMBER(SEARCH(&quot;ARDOP&quot;;[.A52])))&gt;0;1;0)" office:value-type="float" office:value="0" calcext:value-type="float">
            <text:p>0</text:p>
          </table:table-cell>
          <table:table-cell table:style-name="ce4" table:formula="of:=IF([.D52]=0;IF([.E52]=0;IF(SUMPRODUCT(--ISNUMBER(SEARCH({&quot;VARA&quot;;&quot;HF&quot;;&quot;40M&quot;;&quot;30M&quot;;&quot;20M&quot;;&quot;17M&quot;};[.A52])))&gt;1;1;0);0);0)" office:value-type="float" office:value="0" calcext:value-type="float">
            <text:p>0</text:p>
          </table:table-cell>
          <table:table-cell table:style-name="ce4" table:formula="of:=IF(SUMPRODUCT(--ISNUMBER(SEARCH(&quot;PACTOR&quot;;[.A52])))&gt;0;1;0)" office:value-type="float" office:value="0" calcext:value-type="float">
            <text:p>0</text:p>
          </table:table-cell>
          <table:table-cell table:style-name="ce4" table:formula="of:=IF(SUMPRODUCT(--ISNUMBER(SEARCH(&quot;TELNET&quot;;[.A52])))&gt;0;1;0)" office:value-type="float" office:value="0" calcext:value-type="float">
            <text:p>0</text:p>
          </table:table-cell>
          <table:table-cell table:style-name="ce6" table:formula="of:=IF(ISBLANK([.A52]);0; IF(SUM([.C52:.I5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53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53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53])))&gt;1;1;0)" office:value-type="float" office:value="0" calcext:value-type="float">
            <text:p>0</text:p>
          </table:table-cell>
          <table:table-cell table:style-name="ce4" table:formula="of:=IF(SUMPRODUCT(--ISNUMBER(SEARCH(&quot;ARDOP&quot;;[.A53])))&gt;0;1;0)" office:value-type="float" office:value="0" calcext:value-type="float">
            <text:p>0</text:p>
          </table:table-cell>
          <table:table-cell table:style-name="ce4" table:formula="of:=IF([.D53]=0;IF([.E53]=0;IF(SUMPRODUCT(--ISNUMBER(SEARCH({&quot;VARA&quot;;&quot;HF&quot;;&quot;40M&quot;;&quot;30M&quot;;&quot;20M&quot;;&quot;17M&quot;};[.A53])))&gt;1;1;0);0);0)" office:value-type="float" office:value="0" calcext:value-type="float">
            <text:p>0</text:p>
          </table:table-cell>
          <table:table-cell table:style-name="ce4" table:formula="of:=IF(SUMPRODUCT(--ISNUMBER(SEARCH(&quot;PACTOR&quot;;[.A53])))&gt;0;1;0)" office:value-type="float" office:value="0" calcext:value-type="float">
            <text:p>0</text:p>
          </table:table-cell>
          <table:table-cell table:style-name="ce4" table:formula="of:=IF(SUMPRODUCT(--ISNUMBER(SEARCH(&quot;TELNET&quot;;[.A53])))&gt;0;1;0)" office:value-type="float" office:value="0" calcext:value-type="float">
            <text:p>0</text:p>
          </table:table-cell>
          <table:table-cell table:style-name="ce6" table:formula="of:=IF(ISBLANK([.A53]);0; IF(SUM([.C53:.I5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54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54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54])))&gt;1;1;0)" office:value-type="float" office:value="0" calcext:value-type="float">
            <text:p>0</text:p>
          </table:table-cell>
          <table:table-cell table:style-name="ce4" table:formula="of:=IF(SUMPRODUCT(--ISNUMBER(SEARCH(&quot;ARDOP&quot;;[.A54])))&gt;0;1;0)" office:value-type="float" office:value="0" calcext:value-type="float">
            <text:p>0</text:p>
          </table:table-cell>
          <table:table-cell table:style-name="ce4" table:formula="of:=IF([.D54]=0;IF([.E54]=0;IF(SUMPRODUCT(--ISNUMBER(SEARCH({&quot;VARA&quot;;&quot;HF&quot;;&quot;40M&quot;;&quot;30M&quot;;&quot;20M&quot;;&quot;17M&quot;};[.A54])))&gt;1;1;0);0);0)" office:value-type="float" office:value="0" calcext:value-type="float">
            <text:p>0</text:p>
          </table:table-cell>
          <table:table-cell table:style-name="ce4" table:formula="of:=IF(SUMPRODUCT(--ISNUMBER(SEARCH(&quot;PACTOR&quot;;[.A54])))&gt;0;1;0)" office:value-type="float" office:value="0" calcext:value-type="float">
            <text:p>0</text:p>
          </table:table-cell>
          <table:table-cell table:style-name="ce4" table:formula="of:=IF(SUMPRODUCT(--ISNUMBER(SEARCH(&quot;TELNET&quot;;[.A54])))&gt;0;1;0)" office:value-type="float" office:value="0" calcext:value-type="float">
            <text:p>0</text:p>
          </table:table-cell>
          <table:table-cell table:style-name="ce6" table:formula="of:=IF(ISBLANK([.A54]);0; IF(SUM([.C54:.I5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55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55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55])))&gt;1;1;0)" office:value-type="float" office:value="0" calcext:value-type="float">
            <text:p>0</text:p>
          </table:table-cell>
          <table:table-cell table:style-name="ce4" table:formula="of:=IF(SUMPRODUCT(--ISNUMBER(SEARCH(&quot;ARDOP&quot;;[.A55])))&gt;0;1;0)" office:value-type="float" office:value="0" calcext:value-type="float">
            <text:p>0</text:p>
          </table:table-cell>
          <table:table-cell table:style-name="ce4" table:formula="of:=IF([.D55]=0;IF([.E55]=0;IF(SUMPRODUCT(--ISNUMBER(SEARCH({&quot;VARA&quot;;&quot;HF&quot;;&quot;40M&quot;;&quot;30M&quot;;&quot;20M&quot;;&quot;17M&quot;};[.A55])))&gt;1;1;0);0);0)" office:value-type="float" office:value="0" calcext:value-type="float">
            <text:p>0</text:p>
          </table:table-cell>
          <table:table-cell table:style-name="ce4" table:formula="of:=IF(SUMPRODUCT(--ISNUMBER(SEARCH(&quot;PACTOR&quot;;[.A55])))&gt;0;1;0)" office:value-type="float" office:value="0" calcext:value-type="float">
            <text:p>0</text:p>
          </table:table-cell>
          <table:table-cell table:style-name="ce4" table:formula="of:=IF(SUMPRODUCT(--ISNUMBER(SEARCH(&quot;TELNET&quot;;[.A55])))&gt;0;1;0)" office:value-type="float" office:value="0" calcext:value-type="float">
            <text:p>0</text:p>
          </table:table-cell>
          <table:table-cell table:style-name="ce6" table:formula="of:=IF(ISBLANK([.A55]);0; IF(SUM([.C55:.I5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56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56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56])))&gt;1;1;0)" office:value-type="float" office:value="0" calcext:value-type="float">
            <text:p>0</text:p>
          </table:table-cell>
          <table:table-cell table:style-name="ce4" table:formula="of:=IF(SUMPRODUCT(--ISNUMBER(SEARCH(&quot;ARDOP&quot;;[.A56])))&gt;0;1;0)" office:value-type="float" office:value="0" calcext:value-type="float">
            <text:p>0</text:p>
          </table:table-cell>
          <table:table-cell table:style-name="ce4" table:formula="of:=IF([.D56]=0;IF([.E56]=0;IF(SUMPRODUCT(--ISNUMBER(SEARCH({&quot;VARA&quot;;&quot;HF&quot;;&quot;40M&quot;;&quot;30M&quot;;&quot;20M&quot;;&quot;17M&quot;};[.A56])))&gt;1;1;0);0);0)" office:value-type="float" office:value="0" calcext:value-type="float">
            <text:p>0</text:p>
          </table:table-cell>
          <table:table-cell table:style-name="ce4" table:formula="of:=IF(SUMPRODUCT(--ISNUMBER(SEARCH(&quot;PACTOR&quot;;[.A56])))&gt;0;1;0)" office:value-type="float" office:value="0" calcext:value-type="float">
            <text:p>0</text:p>
          </table:table-cell>
          <table:table-cell table:style-name="ce4" table:formula="of:=IF(SUMPRODUCT(--ISNUMBER(SEARCH(&quot;TELNET&quot;;[.A56])))&gt;0;1;0)" office:value-type="float" office:value="0" calcext:value-type="float">
            <text:p>0</text:p>
          </table:table-cell>
          <table:table-cell table:style-name="ce6" table:formula="of:=IF(ISBLANK([.A56]);0; IF(SUM([.C56:.I5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57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57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57])))&gt;1;1;0)" office:value-type="float" office:value="0" calcext:value-type="float">
            <text:p>0</text:p>
          </table:table-cell>
          <table:table-cell table:style-name="ce4" table:formula="of:=IF(SUMPRODUCT(--ISNUMBER(SEARCH(&quot;ARDOP&quot;;[.A57])))&gt;0;1;0)" office:value-type="float" office:value="0" calcext:value-type="float">
            <text:p>0</text:p>
          </table:table-cell>
          <table:table-cell table:style-name="ce4" table:formula="of:=IF([.D57]=0;IF([.E57]=0;IF(SUMPRODUCT(--ISNUMBER(SEARCH({&quot;VARA&quot;;&quot;HF&quot;;&quot;40M&quot;;&quot;30M&quot;;&quot;20M&quot;;&quot;17M&quot;};[.A57])))&gt;1;1;0);0);0)" office:value-type="float" office:value="0" calcext:value-type="float">
            <text:p>0</text:p>
          </table:table-cell>
          <table:table-cell table:style-name="ce4" table:formula="of:=IF(SUMPRODUCT(--ISNUMBER(SEARCH(&quot;PACTOR&quot;;[.A57])))&gt;0;1;0)" office:value-type="float" office:value="0" calcext:value-type="float">
            <text:p>0</text:p>
          </table:table-cell>
          <table:table-cell table:style-name="ce4" table:formula="of:=IF(SUMPRODUCT(--ISNUMBER(SEARCH(&quot;TELNET&quot;;[.A57])))&gt;0;1;0)" office:value-type="float" office:value="0" calcext:value-type="float">
            <text:p>0</text:p>
          </table:table-cell>
          <table:table-cell table:style-name="ce6" table:formula="of:=IF(ISBLANK([.A57]);0; IF(SUM([.C57:.I5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58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58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58])))&gt;1;1;0)" office:value-type="float" office:value="0" calcext:value-type="float">
            <text:p>0</text:p>
          </table:table-cell>
          <table:table-cell table:style-name="ce4" table:formula="of:=IF(SUMPRODUCT(--ISNUMBER(SEARCH(&quot;ARDOP&quot;;[.A58])))&gt;0;1;0)" office:value-type="float" office:value="0" calcext:value-type="float">
            <text:p>0</text:p>
          </table:table-cell>
          <table:table-cell table:style-name="ce4" table:formula="of:=IF([.D58]=0;IF([.E58]=0;IF(SUMPRODUCT(--ISNUMBER(SEARCH({&quot;VARA&quot;;&quot;HF&quot;;&quot;40M&quot;;&quot;30M&quot;;&quot;20M&quot;;&quot;17M&quot;};[.A58])))&gt;1;1;0);0);0)" office:value-type="float" office:value="0" calcext:value-type="float">
            <text:p>0</text:p>
          </table:table-cell>
          <table:table-cell table:style-name="ce4" table:formula="of:=IF(SUMPRODUCT(--ISNUMBER(SEARCH(&quot;PACTOR&quot;;[.A58])))&gt;0;1;0)" office:value-type="float" office:value="0" calcext:value-type="float">
            <text:p>0</text:p>
          </table:table-cell>
          <table:table-cell table:style-name="ce4" table:formula="of:=IF(SUMPRODUCT(--ISNUMBER(SEARCH(&quot;TELNET&quot;;[.A58])))&gt;0;1;0)" office:value-type="float" office:value="0" calcext:value-type="float">
            <text:p>0</text:p>
          </table:table-cell>
          <table:table-cell table:style-name="ce6" table:formula="of:=IF(ISBLANK([.A58]);0; IF(SUM([.C58:.I5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59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59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59])))&gt;1;1;0)" office:value-type="float" office:value="0" calcext:value-type="float">
            <text:p>0</text:p>
          </table:table-cell>
          <table:table-cell table:style-name="ce4" table:formula="of:=IF(SUMPRODUCT(--ISNUMBER(SEARCH(&quot;ARDOP&quot;;[.A59])))&gt;0;1;0)" office:value-type="float" office:value="0" calcext:value-type="float">
            <text:p>0</text:p>
          </table:table-cell>
          <table:table-cell table:style-name="ce4" table:formula="of:=IF([.D59]=0;IF([.E59]=0;IF(SUMPRODUCT(--ISNUMBER(SEARCH({&quot;VARA&quot;;&quot;HF&quot;;&quot;40M&quot;;&quot;30M&quot;;&quot;20M&quot;;&quot;17M&quot;};[.A59])))&gt;1;1;0);0);0)" office:value-type="float" office:value="0" calcext:value-type="float">
            <text:p>0</text:p>
          </table:table-cell>
          <table:table-cell table:style-name="ce4" table:formula="of:=IF(SUMPRODUCT(--ISNUMBER(SEARCH(&quot;PACTOR&quot;;[.A59])))&gt;0;1;0)" office:value-type="float" office:value="0" calcext:value-type="float">
            <text:p>0</text:p>
          </table:table-cell>
          <table:table-cell table:style-name="ce4" table:formula="of:=IF(SUMPRODUCT(--ISNUMBER(SEARCH(&quot;TELNET&quot;;[.A59])))&gt;0;1;0)" office:value-type="float" office:value="0" calcext:value-type="float">
            <text:p>0</text:p>
          </table:table-cell>
          <table:table-cell table:style-name="ce6" table:formula="of:=IF(ISBLANK([.A59]);0; IF(SUM([.C59:.I5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60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60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60])))&gt;1;1;0)" office:value-type="float" office:value="0" calcext:value-type="float">
            <text:p>0</text:p>
          </table:table-cell>
          <table:table-cell table:style-name="ce4" table:formula="of:=IF(SUMPRODUCT(--ISNUMBER(SEARCH(&quot;ARDOP&quot;;[.A60])))&gt;0;1;0)" office:value-type="float" office:value="0" calcext:value-type="float">
            <text:p>0</text:p>
          </table:table-cell>
          <table:table-cell table:style-name="ce4" table:formula="of:=IF([.D60]=0;IF([.E60]=0;IF(SUMPRODUCT(--ISNUMBER(SEARCH({&quot;VARA&quot;;&quot;HF&quot;;&quot;40M&quot;;&quot;30M&quot;;&quot;20M&quot;;&quot;17M&quot;};[.A60])))&gt;1;1;0);0);0)" office:value-type="float" office:value="0" calcext:value-type="float">
            <text:p>0</text:p>
          </table:table-cell>
          <table:table-cell table:style-name="ce4" table:formula="of:=IF(SUMPRODUCT(--ISNUMBER(SEARCH(&quot;PACTOR&quot;;[.A60])))&gt;0;1;0)" office:value-type="float" office:value="0" calcext:value-type="float">
            <text:p>0</text:p>
          </table:table-cell>
          <table:table-cell table:style-name="ce4" table:formula="of:=IF(SUMPRODUCT(--ISNUMBER(SEARCH(&quot;TELNET&quot;;[.A60])))&gt;0;1;0)" office:value-type="float" office:value="0" calcext:value-type="float">
            <text:p>0</text:p>
          </table:table-cell>
          <table:table-cell table:style-name="ce6" table:formula="of:=IF(ISBLANK([.A60]);0; IF(SUM([.C60:.I6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61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61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61])))&gt;1;1;0)" office:value-type="float" office:value="0" calcext:value-type="float">
            <text:p>0</text:p>
          </table:table-cell>
          <table:table-cell table:style-name="ce4" table:formula="of:=IF(SUMPRODUCT(--ISNUMBER(SEARCH(&quot;ARDOP&quot;;[.A61])))&gt;0;1;0)" office:value-type="float" office:value="0" calcext:value-type="float">
            <text:p>0</text:p>
          </table:table-cell>
          <table:table-cell table:style-name="ce4" table:formula="of:=IF([.D61]=0;IF([.E61]=0;IF(SUMPRODUCT(--ISNUMBER(SEARCH({&quot;VARA&quot;;&quot;HF&quot;;&quot;40M&quot;;&quot;30M&quot;;&quot;20M&quot;;&quot;17M&quot;};[.A61])))&gt;1;1;0);0);0)" office:value-type="float" office:value="0" calcext:value-type="float">
            <text:p>0</text:p>
          </table:table-cell>
          <table:table-cell table:style-name="ce4" table:formula="of:=IF(SUMPRODUCT(--ISNUMBER(SEARCH(&quot;PACTOR&quot;;[.A61])))&gt;0;1;0)" office:value-type="float" office:value="0" calcext:value-type="float">
            <text:p>0</text:p>
          </table:table-cell>
          <table:table-cell table:style-name="ce4" table:formula="of:=IF(SUMPRODUCT(--ISNUMBER(SEARCH(&quot;TELNET&quot;;[.A61])))&gt;0;1;0)" office:value-type="float" office:value="0" calcext:value-type="float">
            <text:p>0</text:p>
          </table:table-cell>
          <table:table-cell table:style-name="ce6" table:formula="of:=IF(ISBLANK([.A61]);0; IF(SUM([.C61:.I6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62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62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62])))&gt;1;1;0)" office:value-type="float" office:value="0" calcext:value-type="float">
            <text:p>0</text:p>
          </table:table-cell>
          <table:table-cell table:style-name="ce4" table:formula="of:=IF(SUMPRODUCT(--ISNUMBER(SEARCH(&quot;ARDOP&quot;;[.A62])))&gt;0;1;0)" office:value-type="float" office:value="0" calcext:value-type="float">
            <text:p>0</text:p>
          </table:table-cell>
          <table:table-cell table:style-name="ce4" table:formula="of:=IF([.D62]=0;IF([.E62]=0;IF(SUMPRODUCT(--ISNUMBER(SEARCH({&quot;VARA&quot;;&quot;HF&quot;;&quot;40M&quot;;&quot;30M&quot;;&quot;20M&quot;;&quot;17M&quot;};[.A62])))&gt;1;1;0);0);0)" office:value-type="float" office:value="0" calcext:value-type="float">
            <text:p>0</text:p>
          </table:table-cell>
          <table:table-cell table:style-name="ce4" table:formula="of:=IF(SUMPRODUCT(--ISNUMBER(SEARCH(&quot;PACTOR&quot;;[.A62])))&gt;0;1;0)" office:value-type="float" office:value="0" calcext:value-type="float">
            <text:p>0</text:p>
          </table:table-cell>
          <table:table-cell table:style-name="ce4" table:formula="of:=IF(SUMPRODUCT(--ISNUMBER(SEARCH(&quot;TELNET&quot;;[.A62])))&gt;0;1;0)" office:value-type="float" office:value="0" calcext:value-type="float">
            <text:p>0</text:p>
          </table:table-cell>
          <table:table-cell table:style-name="ce6" table:formula="of:=IF(ISBLANK([.A62]);0; IF(SUM([.C62:.I6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63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63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63])))&gt;1;1;0)" office:value-type="float" office:value="0" calcext:value-type="float">
            <text:p>0</text:p>
          </table:table-cell>
          <table:table-cell table:style-name="ce4" table:formula="of:=IF(SUMPRODUCT(--ISNUMBER(SEARCH(&quot;ARDOP&quot;;[.A63])))&gt;0;1;0)" office:value-type="float" office:value="0" calcext:value-type="float">
            <text:p>0</text:p>
          </table:table-cell>
          <table:table-cell table:style-name="ce4" table:formula="of:=IF([.D63]=0;IF([.E63]=0;IF(SUMPRODUCT(--ISNUMBER(SEARCH({&quot;VARA&quot;;&quot;HF&quot;;&quot;40M&quot;;&quot;30M&quot;;&quot;20M&quot;;&quot;17M&quot;};[.A63])))&gt;1;1;0);0);0)" office:value-type="float" office:value="0" calcext:value-type="float">
            <text:p>0</text:p>
          </table:table-cell>
          <table:table-cell table:style-name="ce4" table:formula="of:=IF(SUMPRODUCT(--ISNUMBER(SEARCH(&quot;PACTOR&quot;;[.A63])))&gt;0;1;0)" office:value-type="float" office:value="0" calcext:value-type="float">
            <text:p>0</text:p>
          </table:table-cell>
          <table:table-cell table:style-name="ce4" table:formula="of:=IF(SUMPRODUCT(--ISNUMBER(SEARCH(&quot;TELNET&quot;;[.A63])))&gt;0;1;0)" office:value-type="float" office:value="0" calcext:value-type="float">
            <text:p>0</text:p>
          </table:table-cell>
          <table:table-cell table:style-name="ce6" table:formula="of:=IF(ISBLANK([.A63]);0; IF(SUM([.C63:.I6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64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64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64])))&gt;1;1;0)" office:value-type="float" office:value="0" calcext:value-type="float">
            <text:p>0</text:p>
          </table:table-cell>
          <table:table-cell table:style-name="ce4" table:formula="of:=IF(SUMPRODUCT(--ISNUMBER(SEARCH(&quot;ARDOP&quot;;[.A64])))&gt;0;1;0)" office:value-type="float" office:value="0" calcext:value-type="float">
            <text:p>0</text:p>
          </table:table-cell>
          <table:table-cell table:style-name="ce4" table:formula="of:=IF([.D64]=0;IF([.E64]=0;IF(SUMPRODUCT(--ISNUMBER(SEARCH({&quot;VARA&quot;;&quot;HF&quot;;&quot;40M&quot;;&quot;30M&quot;;&quot;20M&quot;;&quot;17M&quot;};[.A64])))&gt;1;1;0);0);0)" office:value-type="float" office:value="0" calcext:value-type="float">
            <text:p>0</text:p>
          </table:table-cell>
          <table:table-cell table:style-name="ce4" table:formula="of:=IF(SUMPRODUCT(--ISNUMBER(SEARCH(&quot;PACTOR&quot;;[.A64])))&gt;0;1;0)" office:value-type="float" office:value="0" calcext:value-type="float">
            <text:p>0</text:p>
          </table:table-cell>
          <table:table-cell table:style-name="ce4" table:formula="of:=IF(SUMPRODUCT(--ISNUMBER(SEARCH(&quot;TELNET&quot;;[.A64])))&gt;0;1;0)" office:value-type="float" office:value="0" calcext:value-type="float">
            <text:p>0</text:p>
          </table:table-cell>
          <table:table-cell table:style-name="ce6" table:formula="of:=IF(ISBLANK([.A64]);0; IF(SUM([.C64:.I6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65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65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65])))&gt;1;1;0)" office:value-type="float" office:value="0" calcext:value-type="float">
            <text:p>0</text:p>
          </table:table-cell>
          <table:table-cell table:style-name="ce4" table:formula="of:=IF(SUMPRODUCT(--ISNUMBER(SEARCH(&quot;ARDOP&quot;;[.A65])))&gt;0;1;0)" office:value-type="float" office:value="0" calcext:value-type="float">
            <text:p>0</text:p>
          </table:table-cell>
          <table:table-cell table:style-name="ce4" table:formula="of:=IF([.D65]=0;IF([.E65]=0;IF(SUMPRODUCT(--ISNUMBER(SEARCH({&quot;VARA&quot;;&quot;HF&quot;;&quot;40M&quot;;&quot;30M&quot;;&quot;20M&quot;;&quot;17M&quot;};[.A65])))&gt;1;1;0);0);0)" office:value-type="float" office:value="0" calcext:value-type="float">
            <text:p>0</text:p>
          </table:table-cell>
          <table:table-cell table:style-name="ce4" table:formula="of:=IF(SUMPRODUCT(--ISNUMBER(SEARCH(&quot;PACTOR&quot;;[.A65])))&gt;0;1;0)" office:value-type="float" office:value="0" calcext:value-type="float">
            <text:p>0</text:p>
          </table:table-cell>
          <table:table-cell table:style-name="ce4" table:formula="of:=IF(SUMPRODUCT(--ISNUMBER(SEARCH(&quot;TELNET&quot;;[.A65])))&gt;0;1;0)" office:value-type="float" office:value="0" calcext:value-type="float">
            <text:p>0</text:p>
          </table:table-cell>
          <table:table-cell table:style-name="ce6" table:formula="of:=IF(ISBLANK([.A65]);0; IF(SUM([.C65:.I6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66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66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66])))&gt;1;1;0)" office:value-type="float" office:value="0" calcext:value-type="float">
            <text:p>0</text:p>
          </table:table-cell>
          <table:table-cell table:style-name="ce4" table:formula="of:=IF(SUMPRODUCT(--ISNUMBER(SEARCH(&quot;ARDOP&quot;;[.A66])))&gt;0;1;0)" office:value-type="float" office:value="0" calcext:value-type="float">
            <text:p>0</text:p>
          </table:table-cell>
          <table:table-cell table:style-name="ce4" table:formula="of:=IF([.D66]=0;IF([.E66]=0;IF(SUMPRODUCT(--ISNUMBER(SEARCH({&quot;VARA&quot;;&quot;HF&quot;;&quot;40M&quot;;&quot;30M&quot;;&quot;20M&quot;;&quot;17M&quot;};[.A66])))&gt;1;1;0);0);0)" office:value-type="float" office:value="0" calcext:value-type="float">
            <text:p>0</text:p>
          </table:table-cell>
          <table:table-cell table:style-name="ce4" table:formula="of:=IF(SUMPRODUCT(--ISNUMBER(SEARCH(&quot;PACTOR&quot;;[.A66])))&gt;0;1;0)" office:value-type="float" office:value="0" calcext:value-type="float">
            <text:p>0</text:p>
          </table:table-cell>
          <table:table-cell table:style-name="ce4" table:formula="of:=IF(SUMPRODUCT(--ISNUMBER(SEARCH(&quot;TELNET&quot;;[.A66])))&gt;0;1;0)" office:value-type="float" office:value="0" calcext:value-type="float">
            <text:p>0</text:p>
          </table:table-cell>
          <table:table-cell table:style-name="ce6" table:formula="of:=IF(ISBLANK([.A66]);0; IF(SUM([.C66:.I6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67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67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67])))&gt;1;1;0)" office:value-type="float" office:value="0" calcext:value-type="float">
            <text:p>0</text:p>
          </table:table-cell>
          <table:table-cell table:style-name="ce4" table:formula="of:=IF(SUMPRODUCT(--ISNUMBER(SEARCH(&quot;ARDOP&quot;;[.A67])))&gt;0;1;0)" office:value-type="float" office:value="0" calcext:value-type="float">
            <text:p>0</text:p>
          </table:table-cell>
          <table:table-cell table:style-name="ce4" table:formula="of:=IF([.D67]=0;IF([.E67]=0;IF(SUMPRODUCT(--ISNUMBER(SEARCH({&quot;VARA&quot;;&quot;HF&quot;;&quot;40M&quot;;&quot;30M&quot;;&quot;20M&quot;;&quot;17M&quot;};[.A67])))&gt;1;1;0);0);0)" office:value-type="float" office:value="0" calcext:value-type="float">
            <text:p>0</text:p>
          </table:table-cell>
          <table:table-cell table:style-name="ce4" table:formula="of:=IF(SUMPRODUCT(--ISNUMBER(SEARCH(&quot;PACTOR&quot;;[.A67])))&gt;0;1;0)" office:value-type="float" office:value="0" calcext:value-type="float">
            <text:p>0</text:p>
          </table:table-cell>
          <table:table-cell table:style-name="ce4" table:formula="of:=IF(SUMPRODUCT(--ISNUMBER(SEARCH(&quot;TELNET&quot;;[.A67])))&gt;0;1;0)" office:value-type="float" office:value="0" calcext:value-type="float">
            <text:p>0</text:p>
          </table:table-cell>
          <table:table-cell table:style-name="ce6" table:formula="of:=IF(ISBLANK([.A67]);0; IF(SUM([.C67:.I6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table:formula="of:=IF(SUMPRODUCT(--ISNUMBER(SEARCH({&quot;PACKET&quot;;&quot;PKT&quot;};[.A68])))&gt;0;1;0)" office:value-type="float" office:value="0" calcext:value-type="float">
            <text:p>0</text:p>
          </table:table-cell>
          <table:table-cell table:style-name="ce4" table:formula="of:=IF(SUMPRODUCT(--ISNUMBER(SEARCH({&quot;VARA&quot;;&quot;VHF&quot;;&quot;2M&quot;};[.A68])))&gt;1;1;0)" office:value-type="float" office:value="0" calcext:value-type="float">
            <text:p>0</text:p>
          </table:table-cell>
          <table:table-cell table:style-name="ce4" table:formula="of:=IF(SUMPRODUCT(--ISNUMBER(SEARCH({&quot;VARA&quot;;&quot;UHF&quot;;&quot;70M&quot;;&quot;70CM&quot;};[.A68])))&gt;1;1;0)" office:value-type="float" office:value="0" calcext:value-type="float">
            <text:p>0</text:p>
          </table:table-cell>
          <table:table-cell table:style-name="ce4" table:formula="of:=IF(SUMPRODUCT(--ISNUMBER(SEARCH(&quot;ARDOP&quot;;[.A68])))&gt;0;1;0)" office:value-type="float" office:value="0" calcext:value-type="float">
            <text:p>0</text:p>
          </table:table-cell>
          <table:table-cell table:style-name="ce4" table:formula="of:=IF([.D68]=0;IF([.E68]=0;IF(SUMPRODUCT(--ISNUMBER(SEARCH({&quot;VARA&quot;;&quot;HF&quot;;&quot;40M&quot;;&quot;30M&quot;;&quot;20M&quot;;&quot;17M&quot;};[.A68])))&gt;1;1;0);0);0)" office:value-type="float" office:value="0" calcext:value-type="float">
            <text:p>0</text:p>
          </table:table-cell>
          <table:table-cell table:style-name="ce4" table:formula="of:=IF(SUMPRODUCT(--ISNUMBER(SEARCH(&quot;PACTOR&quot;;[.A68])))&gt;0;1;0)" office:value-type="float" office:value="0" calcext:value-type="float">
            <text:p>0</text:p>
          </table:table-cell>
          <table:table-cell table:style-name="ce4" table:formula="of:=IF(SUMPRODUCT(--ISNUMBER(SEARCH(&quot;TELNET&quot;;[.A68])))&gt;0;1;0)" office:value-type="float" office:value="0" calcext:value-type="float">
            <text:p>0</text:p>
          </table:table-cell>
          <table:table-cell table:style-name="ce6" table:formula="of:=IF(ISBLANK([.A68]);0; IF(SUM([.C68:.I6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2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15" table:default-cell-style-name="Default"/>
        <table:table-row table:style-name="ro1">
          <table:table-cell table:style-name="ce43"/>
          <table:table-cell table:style-name="ce47" office:value-type="string" calcext:value-type="string">
            <text:p>Data</text:p>
          </table:table-cell>
          <table:table-cell table:style-name="ce51" table:number-columns-repeated="6"/>
          <table:table-cell table:style-name="ce55"/>
          <table:table-cell/>
          <table:table-cell table:style-name="ce59" office:value-type="string" calcext:value-type="string">
            <text:p>Callsign</text:p>
          </table:table-cell>
          <table:table-cell table:style-name="ce60" office:value-type="string" calcext:value-type="string">
            <text:p>Count - Callsign</text:p>
          </table:table-cell>
          <table:table-cell/>
          <table:table-cell table:style-name="ce36" office:value-type="string" calcext:value-type="string">
            <text:p>Checksum</text:p>
          </table:table-cell>
          <table:table-cell table:number-columns-repeated="1010"/>
        </table:table-row>
        <table:table-row table:style-name="ro1">
          <table:table-cell table:style-name="ce44" office:value-type="string" calcext:value-type="string">
            <text:p>Callsign</text:p>
          </table:table-cell>
          <table:table-cell table:style-name="ce48" office:value-type="string" calcext:value-type="string">
            <text:p>Sum - PACKET</text:p>
          </table:table-cell>
          <table:table-cell table:style-name="ce52" office:value-type="string" calcext:value-type="string">
            <text:p>Sum - VARA VHF</text:p>
          </table:table-cell>
          <table:table-cell table:style-name="ce52" office:value-type="string" calcext:value-type="string">
            <text:p>Sum - VARA UHF</text:p>
          </table:table-cell>
          <table:table-cell table:style-name="ce52" office:value-type="string" calcext:value-type="string">
            <text:p>Sum - ARDOP</text:p>
          </table:table-cell>
          <table:table-cell table:style-name="ce52" office:value-type="string" calcext:value-type="string">
            <text:p>Sum - VARA HF</text:p>
          </table:table-cell>
          <table:table-cell table:style-name="ce52" office:value-type="string" calcext:value-type="string">
            <text:p>Sum - PACTOR</text:p>
          </table:table-cell>
          <table:table-cell table:style-name="ce52" office:value-type="string" calcext:value-type="string">
            <text:p>Sum - TELNET</text:p>
          </table:table-cell>
          <table:table-cell table:style-name="ce56" office:value-type="string" calcext:value-type="string">
            <text:p>Sum - Other</text:p>
          </table:table-cell>
          <table:table-cell/>
          <table:table-cell table:style-name="ce45" office:value-type="string" calcext:value-type="string">
            <text:p>(empty)</text:p>
          </table:table-cell>
          <table:table-cell table:style-name="ce61"/>
          <table:table-cell/>
          <table:table-cell table:style-name="ce6" table:formula="of:=SUM([.B14:.H14]) = [.L14]" office:value-type="float" office:value="1" calcext:value-type="float">
            <office:annotation draw:style-name="gr2" draw:text-style-name="P2" svg:width="3.8972in" svg:height="0.5937in" svg:x="10.7291in" svg:y="0.5146in" draw:caption-point-x="-0.1602in" draw:caption-point-y="-0.3189in">
              <dc:date>2023-08-13T00:00:00</dc:date>
              <text:p text:style-name="P1"><text:span text:style-name="T1">If this is false there is a mode missing for at least 1 entry.</text:span></text:p>
              <text:p text:style-name="P1"><text:span text:style-name="T1"/></text:p>
            </office:annotation>
            <text:p>1</text:p>
          </table:table-cell>
          <table:table-cell table:number-columns-repeated="1010"/>
        </table:table-row>
        <table:table-row table:style-name="ro3">
          <table:table-cell table:style-name="ce45" office:value-type="string" calcext:value-type="string">
            <text:p>(empty)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5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otal Result</text:p>
          </table:table-cell>
          <table:table-cell table:style-name="ce62"/>
          <table:table-cell table:number-columns-repeated="1012"/>
        </table:table-row>
        <table:table-row table:style-name="ro3">
          <table:table-cell table:style-name="ce46" office:value-type="string" calcext:value-type="string">
            <text:p>Total Result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6" table:style-name="ce5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6">
          <table:table-cell table:number-columns-repeated="102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Summary" table:application-data="" table:target-range-address="Summary.A1:Summary.I4" table:buttons="Summary.A2 Summary.B1" table:show-filter-button="false">
          <table:source-cell-range table:cell-range-address="RawData.B1:RawData.J68"/>
          <table:data-pilot-field table:source-field-name="Callsig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ACKE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VHF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UHF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DOP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HF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ACTOR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LNE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ther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Summary 2" table:application-data="" table:target-range-address="Summary.K1:Summary.L3" table:buttons="Summary.K1" table:show-filter-button="false">
          <table:source-cell-range table:cell-range-address="RawData.B1:RawData.I68"/>
          <table:data-pilot-field table:source-field-name="PACKE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VHF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UHF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DO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HF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ACTO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LNE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llsig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lsign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K5TBN" table:display="true" table:show-details="true"/>
                <table:data-pilot-member table:name="KD5U" table:display="true" table:show-details="true"/>
                <table:data-pilot-member table:name="KG5YUN" table:display="true" table:show-details="true"/>
                <table:data-pilot-member table:name="KI5OYC" table:display="true" table:show-details="true"/>
                <table:data-pilot-member table:name="KI5RTE" table:display="true" table:show-details="true"/>
                <table:data-pilot-member table:name="N8YUI" table:display="true" table:show-details="true"/>
                <table:data-pilot-member table:name="WA5LEE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1:22:42.6702774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awData" style:display-name="PageStyle_Raw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ca8fe7424262805f223b9a2334bc7181abbcbf5e</meta:generator>
    <dc:date>2023-08-13T11:22:55.505191944</dc:date>
    <meta:editing-duration>PT12S</meta:editing-duration>
    <meta:editing-cycles>1</meta:editing-cycles>
    <meta:document-statistic meta:table-count="2" meta:cell-count="580" meta:object-count="0"/>
  </office:meta>
</office:document-meta>
</file>